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pt</text:p>
          </table:table-cell>
          <table:table-cell office:value-type="string" calcext:value-type="string">
            <text:p>srcst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localeabbr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3/8/13 7:47</text:p>
          </table:table-cell>
          <table:table-cell office:value-type="string" calcext:value-type="string">
            <text:p>groucho-singapore</text:p>
          </table:table-cell>
          <table:table-cell office:value-type="float" office:value="710970593" calcext:value-type="float">
            <text:p>71097059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6220" calcext:value-type="float">
            <text:p>3622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42.96.140.22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7:50</text:p>
          </table:table-cell>
          <table:table-cell office:value-type="string" calcext:value-type="string">
            <text:p>groucho-tokyo</text:p>
          </table:table-cell>
          <table:table-cell office:value-type="float" office:value="1279864275" calcext:value-type="float">
            <text:p>1279864275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6.73.45.2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float" office:value="39.7525" calcext:value-type="float">
            <text:p>39.7525</text:p>
          </table:table-cell>
          <table:table-cell office:value-type="float" office:value="-104.9995" calcext:value-type="float">
            <text:p>-104.9995</text:p>
          </table:table-cell>
        </table:table-row>
        <table:table-row table:style-name="ro1">
          <table:table-cell office:value-type="string" calcext:value-type="string">
            <text:p>3/8/13 7:53</text:p>
          </table:table-cell>
          <table:table-cell office:value-type="string" calcext:value-type="string">
            <text:p>groucho-tokyo</text:p>
          </table:table-cell>
          <table:table-cell office:value-type="float" office:value="2011989454" calcext:value-type="float">
            <text:p>2011989454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34301" calcext:value-type="float">
            <text:p>34301</text:p>
          </table:table-cell>
          <table:table-cell office:value-type="float" office:value="20029" calcext:value-type="float">
            <text:p>20029</text:p>
          </table:table-cell>
          <table:table-cell office:value-type="string" calcext:value-type="string">
            <text:p>119.236.133.20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table:number-columns-repeated="3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7:53</text:p>
          </table:table-cell>
          <table:table-cell office:value-type="string" calcext:value-type="string">
            <text:p>groucho-tokyo</text:p>
          </table:table-cell>
          <table:table-cell office:value-type="float" office:value="2011989454" calcext:value-type="float">
            <text:p>2011989454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34301" calcext:value-type="float">
            <text:p>34301</text:p>
          </table:table-cell>
          <table:table-cell office:value-type="float" office:value="20029" calcext:value-type="float">
            <text:p>20029</text:p>
          </table:table-cell>
          <table:table-cell office:value-type="string" calcext:value-type="string">
            <text:p>119.236.133.20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table:number-columns-repeated="3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7:53</text:p>
          </table:table-cell>
          <table:table-cell office:value-type="string" calcext:value-type="string">
            <text:p>groucho-singapore</text:p>
          </table:table-cell>
          <table:table-cell office:value-type="float" office:value="2061591854" calcext:value-type="float">
            <text:p>206159185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122.225.101.4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ejiang Sheng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.2936" calcext:value-type="float">
            <text:p>30.2936</text:p>
          </table:table-cell>
          <table:table-cell office:value-type="float" office:value="120.1614" calcext:value-type="float">
            <text:p>120.1614</text:p>
          </table:table-cell>
        </table:table-row>
        <table:table-row table:style-name="ro1">
          <table:table-cell office:value-type="string" calcext:value-type="string">
            <text:p>3/8/13 7:53</text:p>
          </table:table-cell>
          <table:table-cell office:value-type="string" calcext:value-type="string">
            <text:p>groucho-tokyo</text:p>
          </table:table-cell>
          <table:table-cell office:value-type="float" office:value="2011989454" calcext:value-type="float">
            <text:p>2011989454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34301" calcext:value-type="float">
            <text:p>34301</text:p>
          </table:table-cell>
          <table:table-cell office:value-type="float" office:value="20029" calcext:value-type="float">
            <text:p>20029</text:p>
          </table:table-cell>
          <table:table-cell office:value-type="string" calcext:value-type="string">
            <text:p>119.236.133.20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table:number-columns-repeated="3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7:53</text:p>
          </table:table-cell>
          <table:table-cell office:value-type="string" calcext:value-type="string">
            <text:p>groucho-tokyo</text:p>
          </table:table-cell>
          <table:table-cell office:value-type="float" office:value="2011989454" calcext:value-type="float">
            <text:p>2011989454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34301" calcext:value-type="float">
            <text:p>34301</text:p>
          </table:table-cell>
          <table:table-cell office:value-type="float" office:value="20029" calcext:value-type="float">
            <text:p>20029</text:p>
          </table:table-cell>
          <table:table-cell office:value-type="string" calcext:value-type="string">
            <text:p>119.236.133.20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table:number-columns-repeated="3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7:53</text:p>
          </table:table-cell>
          <table:table-cell office:value-type="string" calcext:value-type="string">
            <text:p>groucho-tokyo</text:p>
          </table:table-cell>
          <table:table-cell office:value-type="float" office:value="2011989454" calcext:value-type="float">
            <text:p>2011989454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34301" calcext:value-type="float">
            <text:p>34301</text:p>
          </table:table-cell>
          <table:table-cell office:value-type="float" office:value="20029" calcext:value-type="float">
            <text:p>20029</text:p>
          </table:table-cell>
          <table:table-cell office:value-type="string" calcext:value-type="string">
            <text:p>119.236.133.20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table:number-columns-repeated="3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7:53</text:p>
          </table:table-cell>
          <table:table-cell office:value-type="string" calcext:value-type="string">
            <text:p>groucho-tokyo</text:p>
          </table:table-cell>
          <table:table-cell office:value-type="float" office:value="1945022771" calcext:value-type="float">
            <text:p>194502277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5.238.177.5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ejiang Sheng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.2936" calcext:value-type="float">
            <text:p>30.2936</text:p>
          </table:table-cell>
          <table:table-cell office:value-type="float" office:value="120.1614" calcext:value-type="float">
            <text:p>120.1614</text:p>
          </table:table-cell>
        </table:table-row>
        <table:table-row table:style-name="ro1">
          <table:table-cell office:value-type="string" calcext:value-type="string">
            <text:p>3/8/13 7:54</text:p>
          </table:table-cell>
          <table:table-cell office:value-type="string" calcext:value-type="string">
            <text:p>groucho-tokyo</text:p>
          </table:table-cell>
          <table:table-cell office:value-type="float" office:value="2011989454" calcext:value-type="float">
            <text:p>2011989454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34301" calcext:value-type="float">
            <text:p>34301</text:p>
          </table:table-cell>
          <table:table-cell office:value-type="float" office:value="20029" calcext:value-type="float">
            <text:p>20029</text:p>
          </table:table-cell>
          <table:table-cell office:value-type="string" calcext:value-type="string">
            <text:p>119.236.133.20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table:number-columns-repeated="3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7:54</text:p>
          </table:table-cell>
          <table:table-cell office:value-type="string" calcext:value-type="string">
            <text:p>groucho-tokyo</text:p>
          </table:table-cell>
          <table:table-cell office:value-type="float" office:value="2011989454" calcext:value-type="float">
            <text:p>2011989454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34301" calcext:value-type="float">
            <text:p>34301</text:p>
          </table:table-cell>
          <table:table-cell office:value-type="float" office:value="20029" calcext:value-type="float">
            <text:p>20029</text:p>
          </table:table-cell>
          <table:table-cell office:value-type="string" calcext:value-type="string">
            <text:p>119.236.133.206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table:number-columns-repeated="3"/>
          <table:table-cell office:value-type="float" office:value="22.2833" calcext:value-type="float">
            <text:p>22.2833</text:p>
          </table:table-cell>
          <table:table-cell office:value-type="float" office:value="114.15" calcext:value-type="float">
            <text:p>114.15</text:p>
          </table:table-cell>
        </table:table-row>
        <table:table-row table:style-name="ro1">
          <table:table-cell office:value-type="string" calcext:value-type="string">
            <text:p>3/8/13 7:57</text:p>
          </table:table-cell>
          <table:table-cell office:value-type="string" calcext:value-type="string">
            <text:p>groucho-us-east</text:p>
          </table:table-cell>
          <table:table-cell office:value-type="float" office:value="1123633451" calcext:value-type="float">
            <text:p>112363345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5632" calcext:value-type="float">
            <text:p>556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6.249.73.4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37.386" calcext:value-type="float">
            <text:p>37.386</text:p>
          </table:table-cell>
          <table:table-cell office:value-type="float" office:value="-122.0838" calcext:value-type="float">
            <text:p>-122.0838</text:p>
          </table:table-cell>
        </table:table-row>
        <table:table-row table:style-name="ro1">
          <table:table-cell office:value-type="string" calcext:value-type="string">
            <text:p>3/8/13 7:58</text:p>
          </table:table-cell>
          <table:table-cell office:value-type="string" calcext:value-type="string">
            <text:p>groucho-us-east</text:p>
          </table:table-cell>
          <table:table-cell office:value-type="float" office:value="1123633451" calcext:value-type="float">
            <text:p>112363345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5632" calcext:value-type="float">
            <text:p>556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6.249.73.4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37.386" calcext:value-type="float">
            <text:p>37.386</text:p>
          </table:table-cell>
          <table:table-cell office:value-type="float" office:value="-122.0838" calcext:value-type="float">
            <text:p>-122.0838</text:p>
          </table:table-cell>
        </table:table-row>
        <table:table-row table:style-name="ro1">
          <table:table-cell office:value-type="string" calcext:value-type="string">
            <text:p>3/8/13 7:58</text:p>
          </table:table-cell>
          <table:table-cell office:value-type="string" calcext:value-type="string">
            <text:p>groucho-us-east</text:p>
          </table:table-cell>
          <table:table-cell office:value-type="float" office:value="1123633451" calcext:value-type="float">
            <text:p>112363345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5632" calcext:value-type="float">
            <text:p>556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6.249.73.4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37.386" calcext:value-type="float">
            <text:p>37.386</text:p>
          </table:table-cell>
          <table:table-cell office:value-type="float" office:value="-122.0838" calcext:value-type="float">
            <text:p>-122.0838</text:p>
          </table:table-cell>
        </table:table-row>
        <table:table-row table:style-name="ro1">
          <table:table-cell office:value-type="string" calcext:value-type="string">
            <text:p>3/8/13 8:05</text:p>
          </table:table-cell>
          <table:table-cell office:value-type="string" calcext:value-type="string">
            <text:p>groucho-sa</text:p>
          </table:table-cell>
          <table:table-cell office:value-type="float" office:value="2095621031" calcext:value-type="float">
            <text:p>209562103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24.232.163.16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una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8:05</text:p>
          </table:table-cell>
          <table:table-cell office:value-type="string" calcext:value-type="string">
            <text:p>groucho-tokyo</text:p>
          </table:table-cell>
          <table:table-cell office:value-type="float" office:value="1945100734" calcext:value-type="float">
            <text:p>194510073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15.239.225.19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4.0656" calcext:value-type="float">
            <text:p>24.0656</text:p>
          </table:table-cell>
          <table:table-cell office:value-type="float" office:value="111.948" calcext:value-type="float">
            <text:p>111.948</text:p>
          </table:table-cell>
        </table:table-row>
        <table:table-row table:style-name="ro1">
          <table:table-cell office:value-type="string" calcext:value-type="string">
            <text:p>3/8/13 8:06</text:p>
          </table:table-cell>
          <table:table-cell office:value-type="string" calcext:value-type="string">
            <text:p>groucho-oregon</text:p>
          </table:table-cell>
          <table:table-cell office:value-type="float" office:value="1995748514" calcext:value-type="float">
            <text:p>199574851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8.244.180.16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05</text:p>
          </table:table-cell>
          <table:table-cell office:value-type="string" calcext:value-type="string">
            <text:p>groucho-us-east</text:p>
          </table:table-cell>
          <table:table-cell office:value-type="float" office:value="2095621031" calcext:value-type="float">
            <text:p>209562103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24.232.163.16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una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8:05</text:p>
          </table:table-cell>
          <table:table-cell office:value-type="string" calcext:value-type="string">
            <text:p>groucho-eu</text:p>
          </table:table-cell>
          <table:table-cell office:value-type="float" office:value="2095621031" calcext:value-type="float">
            <text:p>209562103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24.232.163.16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una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8:06</text:p>
          </table:table-cell>
          <table:table-cell office:value-type="string" calcext:value-type="string">
            <text:p>groucho-sydney</text:p>
          </table:table-cell>
          <table:table-cell office:value-type="float" office:value="2095621031" calcext:value-type="float">
            <text:p>209562103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24.232.163.16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una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.1792" calcext:value-type="float">
            <text:p>28.1792</text:p>
          </table:table-cell>
          <table:table-cell office:value-type="float" office:value="113.1136" calcext:value-type="float">
            <text:p>113.1136</text:p>
          </table:table-cell>
        </table:table-row>
        <table:table-row table:style-name="ro1">
          <table:table-cell office:value-type="string" calcext:value-type="string">
            <text:p>3/8/13 8:07</text:p>
          </table:table-cell>
          <table:table-cell office:value-type="string" calcext:value-type="string">
            <text:p>groucho-singapore</text:p>
          </table:table-cell>
          <table:table-cell office:value-type="float" office:value="2074263713" calcext:value-type="float">
            <text:p>207426371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123.162.192.16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nan She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4.6836" calcext:value-type="float">
            <text:p>34.6836</text:p>
          </table:table-cell>
          <table:table-cell office:value-type="float" office:value="113.5325" calcext:value-type="float">
            <text:p>113.5325</text:p>
          </table:table-cell>
        </table:table-row>
        <table:table-row table:style-name="ro1">
          <table:table-cell office:value-type="string" calcext:value-type="string">
            <text:p>3/8/13 8:09</text:p>
          </table:table-cell>
          <table:table-cell office:value-type="string" calcext:value-type="string">
            <text:p>groucho-tokyo</text:p>
          </table:table-cell>
          <table:table-cell office:value-type="float" office:value="1839361059" calcext:value-type="float">
            <text:p>183936105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09.162.108.35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/8/13 8:09</text:p>
          </table:table-cell>
          <table:table-cell office:value-type="string" calcext:value-type="string">
            <text:p>groucho-tokyo</text:p>
          </table:table-cell>
          <table:table-cell office:value-type="float" office:value="1839361059" calcext:value-type="float">
            <text:p>183936105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09.162.108.35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/8/13 8:09</text:p>
          </table:table-cell>
          <table:table-cell office:value-type="string" calcext:value-type="string">
            <text:p>groucho-singapore</text:p>
          </table:table-cell>
          <table:table-cell office:value-type="float" office:value="3726901485" calcext:value-type="float">
            <text:p>372690148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22.36.0.23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09</text:p>
          </table:table-cell>
          <table:table-cell office:value-type="string" calcext:value-type="string">
            <text:p>groucho-singapore</text:p>
          </table:table-cell>
          <table:table-cell office:value-type="float" office:value="2103072969" calcext:value-type="float">
            <text:p>210307296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25.90.88.20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0</text:p>
          </table:table-cell>
          <table:table-cell office:value-type="string" calcext:value-type="string">
            <text:p>groucho-tokyo</text:p>
          </table:table-cell>
          <table:table-cell office:value-type="float" office:value="1035380760" calcext:value-type="float">
            <text:p>103538076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61.182.168.2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be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6.5667" calcext:value-type="float">
            <text:p>36.5667</text:p>
          </table:table-cell>
          <table:table-cell office:value-type="float" office:value="114.5333" calcext:value-type="float">
            <text:p>114.5333</text:p>
          </table:table-cell>
        </table:table-row>
        <table:table-row table:style-name="ro1">
          <table:table-cell office:value-type="string" calcext:value-type="string">
            <text:p>3/8/13 8:10</text:p>
          </table:table-cell>
          <table:table-cell office:value-type="string" calcext:value-type="string">
            <text:p>zeppo-norcal</text:p>
          </table:table-cell>
          <table:table-cell office:value-type="float" office:value="2091687571" calcext:value-type="float">
            <text:p>209168757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24.172.158.14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0</text:p>
          </table:table-cell>
          <table:table-cell office:value-type="string" calcext:value-type="string">
            <text:p>groucho-norcal</text:p>
          </table:table-cell>
          <table:table-cell office:value-type="float" office:value="2091687571" calcext:value-type="float">
            <text:p>209168757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24.172.158.14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1</text:p>
          </table:table-cell>
          <table:table-cell office:value-type="string" calcext:value-type="string">
            <text:p>groucho-oregon</text:p>
          </table:table-cell>
          <table:table-cell office:value-type="float" office:value="1995742611" calcext:value-type="float">
            <text:p>199574261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118.244.157.14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12</text:p>
          </table:table-cell>
          <table:table-cell office:value-type="string" calcext:value-type="string">
            <text:p>groucho-oregon</text:p>
          </table:table-cell>
          <table:table-cell office:value-type="float" office:value="3350488989" calcext:value-type="float">
            <text:p>335048898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99.180.103.1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085" calcext:value-type="float">
            <text:p>94085</text:p>
          </table:table-cell>
          <table:table-cell office:value-type="float" office:value="37.3887" calcext:value-type="float">
            <text:p>37.3887</text:p>
          </table:table-cell>
          <table:table-cell office:value-type="float" office:value="-122.0188" calcext:value-type="float">
            <text:p>-122.0188</text:p>
          </table:table-cell>
        </table:table-row>
        <table:table-row table:style-name="ro1">
          <table:table-cell office:value-type="string" calcext:value-type="string">
            <text:p>3/8/13 8:12</text:p>
          </table:table-cell>
          <table:table-cell office:value-type="string" calcext:value-type="string">
            <text:p>groucho-norcal</text:p>
          </table:table-cell>
          <table:table-cell office:value-type="float" office:value="3414593346" calcext:value-type="float">
            <text:p>341459334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8040" calcext:value-type="float">
            <text:p>4804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03.134.143.6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IC</text:p>
          </table:table-cell>
          <table:table-cell/>
          <table:table-cell office:value-type="float" office:value="-37.8139" calcext:value-type="float">
            <text:p>-37.8139</text:p>
          </table:table-cell>
          <table:table-cell office:value-type="float" office:value="144.9634" calcext:value-type="float">
            <text:p>144.9634</text:p>
          </table:table-cell>
        </table:table-row>
        <table:table-row table:style-name="ro1">
          <table:table-cell office:value-type="string" calcext:value-type="string">
            <text:p>3/8/13 8:12</text:p>
          </table:table-cell>
          <table:table-cell office:value-type="string" calcext:value-type="string">
            <text:p>groucho-norcal</text:p>
          </table:table-cell>
          <table:table-cell office:value-type="float" office:value="3414593346" calcext:value-type="float">
            <text:p>341459334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8040" calcext:value-type="float">
            <text:p>4804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03.134.143.6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IC</text:p>
          </table:table-cell>
          <table:table-cell/>
          <table:table-cell office:value-type="float" office:value="-37.8139" calcext:value-type="float">
            <text:p>-37.8139</text:p>
          </table:table-cell>
          <table:table-cell office:value-type="float" office:value="144.9634" calcext:value-type="float">
            <text:p>144.9634</text:p>
          </table:table-cell>
        </table:table-row>
        <table:table-row table:style-name="ro1">
          <table:table-cell office:value-type="string" calcext:value-type="string">
            <text:p>3/8/13 8:13</text:p>
          </table:table-cell>
          <table:table-cell office:value-type="string" calcext:value-type="string">
            <text:p>groucho-norcal</text:p>
          </table:table-cell>
          <table:table-cell office:value-type="float" office:value="3414593346" calcext:value-type="float">
            <text:p>341459334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8040" calcext:value-type="float">
            <text:p>4804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03.134.143.6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IC</text:p>
          </table:table-cell>
          <table:table-cell/>
          <table:table-cell office:value-type="float" office:value="-37.8139" calcext:value-type="float">
            <text:p>-37.8139</text:p>
          </table:table-cell>
          <table:table-cell office:value-type="float" office:value="144.9634" calcext:value-type="float">
            <text:p>144.9634</text:p>
          </table:table-cell>
        </table:table-row>
        <table:table-row table:style-name="ro1">
          <table:table-cell office:value-type="string" calcext:value-type="string">
            <text:p>3/8/13 8:15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ICM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5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932" calcext:value-type="float">
            <text:p>2932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5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932" calcext:value-type="float">
            <text:p>2932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6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933" calcext:value-type="float">
            <text:p>2933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6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949" calcext:value-type="float">
            <text:p>2949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6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949" calcext:value-type="float">
            <text:p>2949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6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6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960" calcext:value-type="float">
            <text:p>2960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6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960" calcext:value-type="float">
            <text:p>2960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7</text:p>
          </table:table-cell>
          <table:table-cell office:value-type="string" calcext:value-type="string">
            <text:p>groucho-sydney</text:p>
          </table:table-cell>
          <table:table-cell office:value-type="float" office:value="414919688" calcext:value-type="float">
            <text:p>4149196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2605" calcext:value-type="float">
            <text:p>62605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4.187.44.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1937" calcext:value-type="float">
            <text:p>1193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-72.1989" calcext:value-type="float">
            <text:p>-72.1989</text:p>
          </table:table-cell>
        </table:table-row>
        <table:table-row table:style-name="ro1">
          <table:table-cell office:value-type="string" calcext:value-type="string">
            <text:p>3/8/13 8:16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961" calcext:value-type="float">
            <text:p>2961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7</text:p>
          </table:table-cell>
          <table:table-cell office:value-type="string" calcext:value-type="string">
            <text:p>groucho-sydney</text:p>
          </table:table-cell>
          <table:table-cell office:value-type="float" office:value="414919688" calcext:value-type="float">
            <text:p>4149196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2605" calcext:value-type="float">
            <text:p>62605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4.187.44.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1937" calcext:value-type="float">
            <text:p>1193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-72.1989" calcext:value-type="float">
            <text:p>-72.1989</text:p>
          </table:table-cell>
        </table:table-row>
        <table:table-row table:style-name="ro1">
          <table:table-cell office:value-type="string" calcext:value-type="string">
            <text:p>3/8/13 8:17</text:p>
          </table:table-cell>
          <table:table-cell office:value-type="string" calcext:value-type="string">
            <text:p>groucho-sydney</text:p>
          </table:table-cell>
          <table:table-cell office:value-type="float" office:value="414919688" calcext:value-type="float">
            <text:p>4149196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2605" calcext:value-type="float">
            <text:p>62605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4.187.44.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1937" calcext:value-type="float">
            <text:p>1193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-72.1989" calcext:value-type="float">
            <text:p>-72.1989</text:p>
          </table:table-cell>
        </table:table-row>
        <table:table-row table:style-name="ro1">
          <table:table-cell office:value-type="string" calcext:value-type="string">
            <text:p>3/8/13 8:16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6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17</text:p>
          </table:table-cell>
          <table:table-cell office:value-type="string" calcext:value-type="string">
            <text:p>zeppo-norcal</text:p>
          </table:table-cell>
          <table:table-cell office:value-type="float" office:value="1902723905" calcext:value-type="float">
            <text:p>19027239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351" calcext:value-type="float">
            <text:p>23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13.105.67.6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21</text:p>
          </table:table-cell>
          <table:table-cell office:value-type="string" calcext:value-type="string">
            <text:p>groucho-tokyo</text:p>
          </table:table-cell>
          <table:table-cell office:value-type="float" office:value="2100181342" calcext:value-type="float">
            <text:p>2100181342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125.46.57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nan She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4.6836" calcext:value-type="float">
            <text:p>34.6836</text:p>
          </table:table-cell>
          <table:table-cell office:value-type="float" office:value="113.5325" calcext:value-type="float">
            <text:p>113.5325</text:p>
          </table:table-cell>
        </table:table-row>
        <table:table-row table:style-name="ro1">
          <table:table-cell office:value-type="string" calcext:value-type="string">
            <text:p>3/8/13 8:21</text:p>
          </table:table-cell>
          <table:table-cell office:value-type="string" calcext:value-type="string">
            <text:p>groucho-oregon</text:p>
          </table:table-cell>
          <table:table-cell office:value-type="float" office:value="1019141837" calcext:value-type="float">
            <text:p>101914183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60.190.222.20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8:23</text:p>
          </table:table-cell>
          <table:table-cell office:value-type="string" calcext:value-type="string">
            <text:p>groucho-oregon</text:p>
          </table:table-cell>
          <table:table-cell office:value-type="float" office:value="987576166" calcext:value-type="float">
            <text:p>98757616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58.221.55.1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8:25</text:p>
          </table:table-cell>
          <table:table-cell office:value-type="string" calcext:value-type="string">
            <text:p>groucho-tokyo</text:p>
          </table:table-cell>
          <table:table-cell office:value-type="float" office:value="1017974347" calcext:value-type="float">
            <text:p>101797434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60.173.14.7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nhui Sheng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8:25</text:p>
          </table:table-cell>
          <table:table-cell office:value-type="string" calcext:value-type="string">
            <text:p>groucho-tokyo</text:p>
          </table:table-cell>
          <table:table-cell office:value-type="float" office:value="3351289616" calcext:value-type="float">
            <text:p>335128961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99.192.159.1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8:25</text:p>
          </table:table-cell>
          <table:table-cell office:value-type="string" calcext:value-type="string">
            <text:p>groucho-singapore</text:p>
          </table:table-cell>
          <table:table-cell office:value-type="float" office:value="1424702792" calcext:value-type="float">
            <text:p>1424702792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512" calcext:value-type="float">
            <text:p>35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4.235.61.7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/8/13 8:26</text:p>
          </table:table-cell>
          <table:table-cell office:value-type="string" calcext:value-type="string">
            <text:p>groucho-oregon</text:p>
          </table:table-cell>
          <table:table-cell office:value-type="float" office:value="1032051418" calcext:value-type="float">
            <text:p>103205141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xi Shen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8:28</text:p>
          </table:table-cell>
          <table:table-cell office:value-type="string" calcext:value-type="string">
            <text:p>groucho-tokyo</text:p>
          </table:table-cell>
          <table:table-cell office:value-type="float" office:value="1935522971" calcext:value-type="float">
            <text:p>193552297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15.93.188.155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table:number-columns-repeated="3"/>
          <table:table-cell office:value-type="float" office:value="37.57" calcext:value-type="float">
            <text:p>37.57</text:p>
          </table:table-cell>
          <table:table-cell office:value-type="float" office:value="126.98" calcext:value-type="float">
            <text:p>126.98</text:p>
          </table:table-cell>
        </table:table-row>
        <table:table-row table:style-name="ro1">
          <table:table-cell office:value-type="string" calcext:value-type="string">
            <text:p>3/8/13 8:30</text:p>
          </table:table-cell>
          <table:table-cell office:value-type="string" calcext:value-type="string">
            <text:p>groucho-oregon</text:p>
          </table:table-cell>
          <table:table-cell office:value-type="float" office:value="977128326" calcext:value-type="float">
            <text:p>977128326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16001" calcext:value-type="float">
            <text:p>16001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58.61.203.13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30</text:p>
          </table:table-cell>
          <table:table-cell office:value-type="string" calcext:value-type="string">
            <text:p>groucho-oregon</text:p>
          </table:table-cell>
          <table:table-cell office:value-type="float" office:value="977128326" calcext:value-type="float">
            <text:p>977128326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16001" calcext:value-type="float">
            <text:p>16001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58.61.203.13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8:30</text:p>
          </table:table-cell>
          <table:table-cell office:value-type="string" calcext:value-type="string">
            <text:p>groucho-tokyo</text:p>
          </table:table-cell>
          <table:table-cell office:value-type="float" office:value="1572317170" calcext:value-type="float">
            <text:p>157231717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93.183.167.24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Oblast Khaskov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1.9333" calcext:value-type="float">
            <text:p>41.9333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3/8/13 8:30</text:p>
          </table:table-cell>
          <table:table-cell office:value-type="string" calcext:value-type="string">
            <text:p>groucho-sa</text:p>
          </table:table-cell>
          <table:table-cell office:value-type="float" office:value="3546238780" calcext:value-type="float">
            <text:p>354623878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11.95.79.6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30</text:p>
          </table:table-cell>
          <table:table-cell office:value-type="string" calcext:value-type="string">
            <text:p>groucho-tokyo</text:p>
          </table:table-cell>
          <table:table-cell office:value-type="float" office:value="1572317170" calcext:value-type="float">
            <text:p>157231717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93.183.167.24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Oblast Khaskov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1.9333" calcext:value-type="float">
            <text:p>41.9333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3/8/13 8:30</text:p>
          </table:table-cell>
          <table:table-cell office:value-type="string" calcext:value-type="string">
            <text:p>zeppo-norcal</text:p>
          </table:table-cell>
          <table:table-cell office:value-type="float" office:value="3546238780" calcext:value-type="float">
            <text:p>354623878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11.95.79.6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29</text:p>
          </table:table-cell>
          <table:table-cell office:value-type="string" calcext:value-type="string">
            <text:p>groucho-norcal</text:p>
          </table:table-cell>
          <table:table-cell office:value-type="float" office:value="3546238780" calcext:value-type="float">
            <text:p>354623878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11.95.79.6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30</text:p>
          </table:table-cell>
          <table:table-cell office:value-type="string" calcext:value-type="string">
            <text:p>groucho-us-east</text:p>
          </table:table-cell>
          <table:table-cell office:value-type="float" office:value="3546238780" calcext:value-type="float">
            <text:p>354623878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11.95.79.6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31</text:p>
          </table:table-cell>
          <table:table-cell office:value-type="string" calcext:value-type="string">
            <text:p>groucho-eu</text:p>
          </table:table-cell>
          <table:table-cell office:value-type="float" office:value="3546238780" calcext:value-type="float">
            <text:p>354623878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11.95.79.6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31</text:p>
          </table:table-cell>
          <table:table-cell office:value-type="string" calcext:value-type="string">
            <text:p>groucho-singapore</text:p>
          </table:table-cell>
          <table:table-cell office:value-type="float" office:value="3736743325" calcext:value-type="float">
            <text:p>373674332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6666" calcext:value-type="float">
            <text:p>6666</text:p>
          </table:table-cell>
          <table:table-cell office:value-type="string" calcext:value-type="string">
            <text:p>222.186.45.15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8:31</text:p>
          </table:table-cell>
          <table:table-cell office:value-type="string" calcext:value-type="string">
            <text:p>groucho-sydney</text:p>
          </table:table-cell>
          <table:table-cell office:value-type="float" office:value="3546238780" calcext:value-type="float">
            <text:p>354623878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11.95.79.6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31</text:p>
          </table:table-cell>
          <table:table-cell office:value-type="string" calcext:value-type="string">
            <text:p>groucho-oregon</text:p>
          </table:table-cell>
          <table:table-cell office:value-type="float" office:value="3351289255" calcext:value-type="float">
            <text:p>335128925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99.192.157.1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8:32</text:p>
          </table:table-cell>
          <table:table-cell office:value-type="string" calcext:value-type="string">
            <text:p>groucho-tokyo</text:p>
          </table:table-cell>
          <table:table-cell office:value-type="float" office:value="1961823387" calcext:value-type="float">
            <text:p>196182338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1273" calcext:value-type="float">
            <text:p>2127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16.239.12.15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nghai Shi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.0456" calcext:value-type="float">
            <text:p>31.0456</text:p>
          </table:table-cell>
          <table:table-cell office:value-type="float" office:value="121.3997" calcext:value-type="float">
            <text:p>121.3997</text:p>
          </table:table-cell>
        </table:table-row>
        <table:table-row table:style-name="ro1">
          <table:table-cell office:value-type="string" calcext:value-type="string">
            <text:p>3/8/13 8:32</text:p>
          </table:table-cell>
          <table:table-cell office:value-type="string" calcext:value-type="string">
            <text:p>groucho-tokyo</text:p>
          </table:table-cell>
          <table:table-cell office:value-type="float" office:value="1961823387" calcext:value-type="float">
            <text:p>196182338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1273" calcext:value-type="float">
            <text:p>2127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16.239.12.15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nghai Shi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.0456" calcext:value-type="float">
            <text:p>31.0456</text:p>
          </table:table-cell>
          <table:table-cell office:value-type="float" office:value="121.3997" calcext:value-type="float">
            <text:p>121.3997</text:p>
          </table:table-cell>
        </table:table-row>
        <table:table-row table:style-name="ro1">
          <table:table-cell office:value-type="string" calcext:value-type="string">
            <text:p>3/8/13 8:33</text:p>
          </table:table-cell>
          <table:table-cell office:value-type="string" calcext:value-type="string">
            <text:p>groucho-tokyo</text:p>
          </table:table-cell>
          <table:table-cell office:value-type="float" office:value="1476112742" calcext:value-type="float">
            <text:p>1476112742</text:p>
          </table:table-cell>
          <table:table-cell office:value-type="string" calcext:value-type="string">
            <text:p>ICM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7.251.177.10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asnoyarskiy Kray</text:p>
          </table:table-cell>
          <table:table-cell office:value-type="string" calcext:value-type="string">
            <text:p>KYA</text:p>
          </table:table-cell>
          <table:table-cell/>
          <table:table-cell office:value-type="float" office:value="55.9052" calcext:value-type="float">
            <text:p>55.9052</text:p>
          </table:table-cell>
          <table:table-cell office:value-type="float" office:value="94.7537" calcext:value-type="float">
            <text:p>94.7537</text:p>
          </table:table-cell>
        </table:table-row>
        <table:table-row table:style-name="ro1">
          <table:table-cell office:value-type="string" calcext:value-type="string">
            <text:p>3/8/13 8:33</text:p>
          </table:table-cell>
          <table:table-cell office:value-type="string" calcext:value-type="string">
            <text:p>groucho-tokyo</text:p>
          </table:table-cell>
          <table:table-cell office:value-type="float" office:value="1476112742" calcext:value-type="float">
            <text:p>1476112742</text:p>
          </table:table-cell>
          <table:table-cell office:value-type="string" calcext:value-type="string">
            <text:p>ICM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7.251.177.10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asnoyarskiy Kray</text:p>
          </table:table-cell>
          <table:table-cell office:value-type="string" calcext:value-type="string">
            <text:p>KYA</text:p>
          </table:table-cell>
          <table:table-cell/>
          <table:table-cell office:value-type="float" office:value="55.9052" calcext:value-type="float">
            <text:p>55.9052</text:p>
          </table:table-cell>
          <table:table-cell office:value-type="float" office:value="94.7537" calcext:value-type="float">
            <text:p>94.7537</text:p>
          </table:table-cell>
        </table:table-row>
        <table:table-row table:style-name="ro1">
          <table:table-cell office:value-type="string" calcext:value-type="string">
            <text:p>3/8/13 8:33</text:p>
          </table:table-cell>
          <table:table-cell office:value-type="string" calcext:value-type="string">
            <text:p>groucho-tokyo</text:p>
          </table:table-cell>
          <table:table-cell office:value-type="float" office:value="1476112742" calcext:value-type="float">
            <text:p>1476112742</text:p>
          </table:table-cell>
          <table:table-cell office:value-type="string" calcext:value-type="string">
            <text:p>ICM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7.251.177.10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asnoyarskiy Kray</text:p>
          </table:table-cell>
          <table:table-cell office:value-type="string" calcext:value-type="string">
            <text:p>KYA</text:p>
          </table:table-cell>
          <table:table-cell/>
          <table:table-cell office:value-type="float" office:value="55.9052" calcext:value-type="float">
            <text:p>55.9052</text:p>
          </table:table-cell>
          <table:table-cell office:value-type="float" office:value="94.7537" calcext:value-type="float">
            <text:p>94.7537</text:p>
          </table:table-cell>
        </table:table-row>
        <table:table-row table:style-name="ro1">
          <table:table-cell office:value-type="string" calcext:value-type="string">
            <text:p>3/8/13 8:33</text:p>
          </table:table-cell>
          <table:table-cell office:value-type="string" calcext:value-type="string">
            <text:p>groucho-tokyo</text:p>
          </table:table-cell>
          <table:table-cell office:value-type="float" office:value="1476112742" calcext:value-type="float">
            <text:p>1476112742</text:p>
          </table:table-cell>
          <table:table-cell office:value-type="string" calcext:value-type="string">
            <text:p>ICM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7.251.177.10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asnoyarskiy Kray</text:p>
          </table:table-cell>
          <table:table-cell office:value-type="string" calcext:value-type="string">
            <text:p>KYA</text:p>
          </table:table-cell>
          <table:table-cell/>
          <table:table-cell office:value-type="float" office:value="55.9052" calcext:value-type="float">
            <text:p>55.9052</text:p>
          </table:table-cell>
          <table:table-cell office:value-type="float" office:value="94.7537" calcext:value-type="float">
            <text:p>94.7537</text:p>
          </table:table-cell>
        </table:table-row>
        <table:table-row table:style-name="ro1">
          <table:table-cell office:value-type="string" calcext:value-type="string">
            <text:p>3/8/13 8:33</text:p>
          </table:table-cell>
          <table:table-cell office:value-type="string" calcext:value-type="string">
            <text:p>groucho-singapore</text:p>
          </table:table-cell>
          <table:table-cell office:value-type="float" office:value="3322765846" calcext:value-type="float">
            <text:p>3322765846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98.13.98.2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8:34</text:p>
          </table:table-cell>
          <table:table-cell office:value-type="string" calcext:value-type="string">
            <text:p>groucho-sydney</text:p>
          </table:table-cell>
          <table:table-cell office:value-type="float" office:value="3351288789" calcext:value-type="float">
            <text:p>3351288789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99.192.155.2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8:37</text:p>
          </table:table-cell>
          <table:table-cell office:value-type="string" calcext:value-type="string">
            <text:p>groucho-singapore</text:p>
          </table:table-cell>
          <table:table-cell office:value-type="float" office:value="1017972899" calcext:value-type="float">
            <text:p>101797289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60.173.8.163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nhui Sheng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8:37</text:p>
          </table:table-cell>
          <table:table-cell office:value-type="string" calcext:value-type="string">
            <text:p>groucho-tokyo</text:p>
          </table:table-cell>
          <table:table-cell office:value-type="float" office:value="1427764146" calcext:value-type="float">
            <text:p>1427764146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5068" calcext:value-type="float">
            <text:p>5068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85.25.243.17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/8/13 8:37</text:p>
          </table:table-cell>
          <table:table-cell office:value-type="string" calcext:value-type="string">
            <text:p>groucho-tokyo</text:p>
          </table:table-cell>
          <table:table-cell office:value-type="float" office:value="1709439986" calcext:value-type="float">
            <text:p>170943998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3114" calcext:value-type="float">
            <text:p>63114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01.227.251.24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nghai Shi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.0456" calcext:value-type="float">
            <text:p>31.0456</text:p>
          </table:table-cell>
          <table:table-cell office:value-type="float" office:value="121.3997" calcext:value-type="float">
            <text:p>121.3997</text:p>
          </table:table-cell>
        </table:table-row>
        <table:table-row table:style-name="ro1">
          <table:table-cell office:value-type="string" calcext:value-type="string">
            <text:p>3/8/13 8:38</text:p>
          </table:table-cell>
          <table:table-cell office:value-type="string" calcext:value-type="string">
            <text:p>groucho-us-east</text:p>
          </table:table-cell>
          <table:table-cell office:value-type="float" office:value="1680561056" calcext:value-type="float">
            <text:p>168056105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5747" calcext:value-type="float">
            <text:p>3574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8:38</text:p>
          </table:table-cell>
          <table:table-cell office:value-type="string" calcext:value-type="string">
            <text:p>groucho-us-east</text:p>
          </table:table-cell>
          <table:table-cell office:value-type="float" office:value="1680561056" calcext:value-type="float">
            <text:p>168056105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5747" calcext:value-type="float">
            <text:p>3574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.43.83.16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306" calcext:value-type="float">
            <text:p>94306</text:p>
          </table:table-cell>
          <table:table-cell office:value-type="float" office:value="37.4135" calcext:value-type="float">
            <text:p>37.4135</text:p>
          </table:table-cell>
          <table:table-cell office:value-type="float" office:value="-122.1312" calcext:value-type="float">
            <text:p>-122.1312</text:p>
          </table:table-cell>
        </table:table-row>
        <table:table-row table:style-name="ro1">
          <table:table-cell office:value-type="string" calcext:value-type="string">
            <text:p>3/8/13 8:41</text:p>
          </table:table-cell>
          <table:table-cell office:value-type="string" calcext:value-type="string">
            <text:p>groucho-oregon</text:p>
          </table:table-cell>
          <table:table-cell office:value-type="float" office:value="3736738729" calcext:value-type="float">
            <text:p>373673872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22.186.27.16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8:42</text:p>
          </table:table-cell>
          <table:table-cell office:value-type="string" calcext:value-type="string">
            <text:p>groucho-tokyo</text:p>
          </table:table-cell>
          <table:table-cell office:value-type="float" office:value="3285958788" calcext:value-type="float">
            <text:p>32859587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0107" calcext:value-type="float">
            <text:p>20107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95.219.192.132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8:43</text:p>
          </table:table-cell>
          <table:table-cell office:value-type="string" calcext:value-type="string">
            <text:p>groucho-tokyo</text:p>
          </table:table-cell>
          <table:table-cell office:value-type="float" office:value="1850600500" calcext:value-type="float">
            <text:p>185060050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4199" calcext:value-type="float">
            <text:p>6419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10.77.236.5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754" calcext:value-type="float">
            <text:p>13.754</text:p>
          </table:table-cell>
          <table:table-cell office:value-type="float" office:value="100.5014" calcext:value-type="float">
            <text:p>100.5014</text:p>
          </table:table-cell>
        </table:table-row>
        <table:table-row table:style-name="ro1">
          <table:table-cell office:value-type="string" calcext:value-type="string">
            <text:p>3/8/13 8:43</text:p>
          </table:table-cell>
          <table:table-cell office:value-type="string" calcext:value-type="string">
            <text:p>groucho-tokyo</text:p>
          </table:table-cell>
          <table:table-cell office:value-type="float" office:value="1850600500" calcext:value-type="float">
            <text:p>185060050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4199" calcext:value-type="float">
            <text:p>6419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10.77.236.5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.754" calcext:value-type="float">
            <text:p>13.754</text:p>
          </table:table-cell>
          <table:table-cell office:value-type="float" office:value="100.5014" calcext:value-type="float">
            <text:p>100.5014</text:p>
          </table:table-cell>
        </table:table-row>
        <table:table-row table:style-name="ro1">
          <table:table-cell office:value-type="string" calcext:value-type="string">
            <text:p>3/8/13 8:45</text:p>
          </table:table-cell>
          <table:table-cell office:value-type="string" calcext:value-type="string">
            <text:p>groucho-oregon</text:p>
          </table:table-cell>
          <table:table-cell office:value-type="float" office:value="3658020275" calcext:value-type="float">
            <text:p>365802027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18.8.245.17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ilongjiang Sheng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string" calcext:value-type="string">
            <text:p>3/8/13 8:46</text:p>
          </table:table-cell>
          <table:table-cell office:value-type="string" calcext:value-type="string">
            <text:p>groucho-oregon</text:p>
          </table:table-cell>
          <table:table-cell office:value-type="float" office:value="3672981807" calcext:value-type="float">
            <text:p>367298180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5406" calcext:value-type="float">
            <text:p>654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8.237.65.47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.4906" calcext:value-type="float">
            <text:p>37.4906</text:p>
          </table:table-cell>
          <table:table-cell office:value-type="float" office:value="127.02" calcext:value-type="float">
            <text:p>127.02</text:p>
          </table:table-cell>
        </table:table-row>
        <table:table-row table:style-name="ro1">
          <table:table-cell office:value-type="string" calcext:value-type="string">
            <text:p>3/8/13 8:46</text:p>
          </table:table-cell>
          <table:table-cell office:value-type="string" calcext:value-type="string">
            <text:p>groucho-singapore</text:p>
          </table:table-cell>
          <table:table-cell office:value-type="float" office:value="2379512094" calcext:value-type="float">
            <text:p>237951209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4032" calcext:value-type="float">
            <text:p>4403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41.212.121.3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48109" calcext:value-type="float">
            <text:p>48109</text:p>
          </table:table-cell>
          <table:table-cell office:value-type="float" office:value="42.2923" calcext:value-type="float">
            <text:p>42.2923</text:p>
          </table:table-cell>
          <table:table-cell office:value-type="float" office:value="-83.7145" calcext:value-type="float">
            <text:p>-83.7145</text:p>
          </table:table-cell>
        </table:table-row>
        <table:table-row table:style-name="ro1">
          <table:table-cell office:value-type="string" calcext:value-type="string">
            <text:p>3/8/13 8:50</text:p>
          </table:table-cell>
          <table:table-cell office:value-type="string" calcext:value-type="string">
            <text:p>groucho-tokyo</text:p>
          </table:table-cell>
          <table:table-cell office:value-type="float" office:value="1962931786" calcext:value-type="float">
            <text:p>196293178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16.255.246.7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ejiang Sheng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8:50</text:p>
          </table:table-cell>
          <table:table-cell office:value-type="string" calcext:value-type="string">
            <text:p>groucho-tokyo</text:p>
          </table:table-cell>
          <table:table-cell office:value-type="float" office:value="1551068521" calcext:value-type="float">
            <text:p>155106852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153" calcext:value-type="float">
            <text:p>415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92.115.109.105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unicipiul Chisinau</text:p>
          </table:table-cell>
          <table:table-cell office:value-type="string" calcext:value-type="string">
            <text:p>CU</text:p>
          </table:table-cell>
          <table:table-cell/>
          <table:table-cell office:value-type="float" office:value="47.0056" calcext:value-type="float">
            <text:p>47.0056</text:p>
          </table:table-cell>
          <table:table-cell office:value-type="float" office:value="28.8575" calcext:value-type="float">
            <text:p>28.8575</text:p>
          </table:table-cell>
        </table:table-row>
        <table:table-row table:style-name="ro1">
          <table:table-cell office:value-type="string" calcext:value-type="string">
            <text:p>3/8/13 8:50</text:p>
          </table:table-cell>
          <table:table-cell office:value-type="string" calcext:value-type="string">
            <text:p>groucho-tokyo</text:p>
          </table:table-cell>
          <table:table-cell office:value-type="float" office:value="1551068521" calcext:value-type="float">
            <text:p>155106852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153" calcext:value-type="float">
            <text:p>415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92.115.109.105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unicipiul Chisinau</text:p>
          </table:table-cell>
          <table:table-cell office:value-type="string" calcext:value-type="string">
            <text:p>CU</text:p>
          </table:table-cell>
          <table:table-cell/>
          <table:table-cell office:value-type="float" office:value="47.0056" calcext:value-type="float">
            <text:p>47.0056</text:p>
          </table:table-cell>
          <table:table-cell office:value-type="float" office:value="28.8575" calcext:value-type="float">
            <text:p>28.8575</text:p>
          </table:table-cell>
        </table:table-row>
        <table:table-row table:style-name="ro1">
          <table:table-cell office:value-type="string" calcext:value-type="string">
            <text:p>3/8/13 8:52</text:p>
          </table:table-cell>
          <table:table-cell office:value-type="string" calcext:value-type="string">
            <text:p>groucho-oregon</text:p>
          </table:table-cell>
          <table:table-cell office:value-type="float" office:value="636971076" calcext:value-type="float">
            <text:p>6369710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1291" calcext:value-type="float">
            <text:p>31291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37.247.104.6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taly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.9031" calcext:value-type="float">
            <text:p>36.9031</text:p>
          </table:table-cell>
          <table:table-cell office:value-type="float" office:value="30.6991" calcext:value-type="float">
            <text:p>30.6991</text:p>
          </table:table-cell>
        </table:table-row>
        <table:table-row table:style-name="ro1">
          <table:table-cell office:value-type="string" calcext:value-type="string">
            <text:p>3/8/13 8:53</text:p>
          </table:table-cell>
          <table:table-cell office:value-type="string" calcext:value-type="string">
            <text:p>groucho-singapore</text:p>
          </table:table-cell>
          <table:table-cell office:value-type="float" office:value="3351288789" calcext:value-type="float">
            <text:p>3351288789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99.192.155.2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8:54</text:p>
          </table:table-cell>
          <table:table-cell office:value-type="string" calcext:value-type="string">
            <text:p>groucho-sa</text:p>
          </table:table-cell>
          <table:table-cell office:value-type="float" office:value="3707377316" calcext:value-type="float">
            <text:p>370737731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1789" calcext:value-type="float">
            <text:p>517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.250.22.16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8:54</text:p>
          </table:table-cell>
          <table:table-cell office:value-type="string" calcext:value-type="string">
            <text:p>groucho-oregon</text:p>
          </table:table-cell>
          <table:table-cell office:value-type="float" office:value="2379512120" calcext:value-type="float">
            <text:p>237951212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7377" calcext:value-type="float">
            <text:p>37377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41.212.121.5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48109" calcext:value-type="float">
            <text:p>48109</text:p>
          </table:table-cell>
          <table:table-cell office:value-type="float" office:value="42.2923" calcext:value-type="float">
            <text:p>42.2923</text:p>
          </table:table-cell>
          <table:table-cell office:value-type="float" office:value="-83.7145" calcext:value-type="float">
            <text:p>-83.7145</text:p>
          </table:table-cell>
        </table:table-row>
        <table:table-row table:style-name="ro1">
          <table:table-cell office:value-type="string" calcext:value-type="string">
            <text:p>3/8/13 8:55</text:p>
          </table:table-cell>
          <table:table-cell office:value-type="string" calcext:value-type="string">
            <text:p>groucho-sa</text:p>
          </table:table-cell>
          <table:table-cell office:value-type="float" office:value="3707377316" calcext:value-type="float">
            <text:p>370737731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1789" calcext:value-type="float">
            <text:p>517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.250.22.16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8:55</text:p>
          </table:table-cell>
          <table:table-cell office:value-type="string" calcext:value-type="string">
            <text:p>groucho-oregon</text:p>
          </table:table-cell>
          <table:table-cell office:value-type="float" office:value="1995739750" calcext:value-type="float">
            <text:p>199573975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8.244.146.1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8:56</text:p>
          </table:table-cell>
          <table:table-cell office:value-type="string" calcext:value-type="string">
            <text:p>groucho-oregon</text:p>
          </table:table-cell>
          <table:table-cell office:value-type="float" office:value="1033947205" calcext:value-type="float">
            <text:p>103394720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61.160.200.6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8:58</text:p>
          </table:table-cell>
          <table:table-cell office:value-type="string" calcext:value-type="string">
            <text:p>groucho-tokyo</text:p>
          </table:table-cell>
          <table:table-cell office:value-type="float" office:value="1915421697" calcext:value-type="float">
            <text:p>191542169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6674" calcext:value-type="float">
            <text:p>6674</text:p>
          </table:table-cell>
          <table:table-cell office:value-type="string" calcext:value-type="string">
            <text:p>114.43.4.1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9:01</text:p>
          </table:table-cell>
          <table:table-cell office:value-type="string" calcext:value-type="string">
            <text:p>groucho-oregon</text:p>
          </table:table-cell>
          <table:table-cell office:value-type="float" office:value="1823210260" calcext:value-type="float">
            <text:p>182321026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08.171.251.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9:01</text:p>
          </table:table-cell>
          <table:table-cell office:value-type="string" calcext:value-type="string">
            <text:p>zeppo-norcal</text:p>
          </table:table-cell>
          <table:table-cell office:value-type="float" office:value="1279864275" calcext:value-type="float">
            <text:p>1279864275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6.73.45.2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float" office:value="39.7525" calcext:value-type="float">
            <text:p>39.7525</text:p>
          </table:table-cell>
          <table:table-cell office:value-type="float" office:value="-104.9995" calcext:value-type="float">
            <text:p>-104.9995</text:p>
          </table:table-cell>
        </table:table-row>
        <table:table-row table:style-name="ro1">
          <table:table-cell office:value-type="string" calcext:value-type="string">
            <text:p>3/8/13 9:03</text:p>
          </table:table-cell>
          <table:table-cell office:value-type="string" calcext:value-type="string">
            <text:p>groucho-tokyo</text:p>
          </table:table-cell>
          <table:table-cell office:value-type="float" office:value="636971074" calcext:value-type="float">
            <text:p>63697107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37.247.104.6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taly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.9031" calcext:value-type="float">
            <text:p>36.9031</text:p>
          </table:table-cell>
          <table:table-cell office:value-type="float" office:value="30.6991" calcext:value-type="float">
            <text:p>30.6991</text:p>
          </table:table-cell>
        </table:table-row>
        <table:table-row table:style-name="ro1">
          <table:table-cell office:value-type="string" calcext:value-type="string">
            <text:p>3/8/13 9:07</text:p>
          </table:table-cell>
          <table:table-cell office:value-type="string" calcext:value-type="string">
            <text:p>groucho-oregon</text:p>
          </table:table-cell>
          <table:table-cell office:value-type="float" office:value="710970212" calcext:value-type="float">
            <text:p>710970212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2.96.139.10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9:08</text:p>
          </table:table-cell>
          <table:table-cell office:value-type="string" calcext:value-type="string">
            <text:p>groucho-singapore</text:p>
          </table:table-cell>
          <table:table-cell office:value-type="float" office:value="3736734735" calcext:value-type="float">
            <text:p>373673473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222.186.12.1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9:12</text:p>
          </table:table-cell>
          <table:table-cell office:value-type="string" calcext:value-type="string">
            <text:p>groucho-singapore</text:p>
          </table:table-cell>
          <table:table-cell office:value-type="float" office:value="1896596178" calcext:value-type="float">
            <text:p>18965961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3.11.194.21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9:13</text:p>
          </table:table-cell>
          <table:table-cell office:value-type="string" calcext:value-type="string">
            <text:p>groucho-singapore</text:p>
          </table:table-cell>
          <table:table-cell office:value-type="float" office:value="2114912856" calcext:value-type="float">
            <text:p>211491285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26.15.2.88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number-columns-repeated="3"/>
          <table:table-cell office:value-type="float" office:value="35.69" calcext:value-type="float">
            <text:p>35.69</text:p>
          </table:table-cell>
          <table:table-cell office:value-type="float" office:value="139.69" calcext:value-type="float">
            <text:p>139.69</text:p>
          </table:table-cell>
        </table:table-row>
        <table:table-row table:style-name="ro1">
          <table:table-cell office:value-type="string" calcext:value-type="string">
            <text:p>3/8/13 9:14</text:p>
          </table:table-cell>
          <table:table-cell office:value-type="string" calcext:value-type="string">
            <text:p>groucho-oregon</text:p>
          </table:table-cell>
          <table:table-cell office:value-type="float" office:value="620352950" calcext:value-type="float">
            <text:p>62035295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5302" calcext:value-type="float">
            <text:p>25302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36.249.213.18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ujia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.0614" calcext:value-type="float">
            <text:p>26.0614</text:p>
          </table:table-cell>
          <table:table-cell office:value-type="float" office:value="119.3061" calcext:value-type="float">
            <text:p>119.3061</text:p>
          </table:table-cell>
        </table:table-row>
        <table:table-row table:style-name="ro1">
          <table:table-cell office:value-type="string" calcext:value-type="string">
            <text:p>3/8/13 9:15</text:p>
          </table:table-cell>
          <table:table-cell office:value-type="string" calcext:value-type="string">
            <text:p>groucho-sydney</text:p>
          </table:table-cell>
          <table:table-cell office:value-type="float" office:value="3140664615" calcext:value-type="float">
            <text:p>314066461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0763" calcext:value-type="float">
            <text:p>407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7.50.189.39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3/8/13 9:15</text:p>
          </table:table-cell>
          <table:table-cell office:value-type="string" calcext:value-type="string">
            <text:p>groucho-sydney</text:p>
          </table:table-cell>
          <table:table-cell office:value-type="float" office:value="3140664615" calcext:value-type="float">
            <text:p>314066461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0763" calcext:value-type="float">
            <text:p>407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7.50.189.39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3/8/13 9:16</text:p>
          </table:table-cell>
          <table:table-cell office:value-type="string" calcext:value-type="string">
            <text:p>groucho-singapore</text:p>
          </table:table-cell>
          <table:table-cell office:value-type="float" office:value="1729483744" calcext:value-type="float">
            <text:p>172948374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03.21.211.22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9:16</text:p>
          </table:table-cell>
          <table:table-cell office:value-type="string" calcext:value-type="string">
            <text:p>groucho-norcal</text:p>
          </table:table-cell>
          <table:table-cell office:value-type="float" office:value="1033063105" calcext:value-type="float">
            <text:p>1033063105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1.147.74.193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9:18</text:p>
          </table:table-cell>
          <table:table-cell office:value-type="string" calcext:value-type="string">
            <text:p>groucho-singapore</text:p>
          </table:table-cell>
          <table:table-cell office:value-type="float" office:value="1033070415" calcext:value-type="float">
            <text:p>103307041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61.147.103.7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9:21</text:p>
          </table:table-cell>
          <table:table-cell office:value-type="string" calcext:value-type="string">
            <text:p>groucho-oregon</text:p>
          </table:table-cell>
          <table:table-cell office:value-type="float" office:value="1032051418" calcext:value-type="float">
            <text:p>103205141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xi Shen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9:24</text:p>
          </table:table-cell>
          <table:table-cell office:value-type="string" calcext:value-type="string">
            <text:p>groucho-sydney</text:p>
          </table:table-cell>
          <table:table-cell office:value-type="float" office:value="3285958788" calcext:value-type="float">
            <text:p>32859587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0107" calcext:value-type="float">
            <text:p>20107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95.219.192.132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9:25</text:p>
          </table:table-cell>
          <table:table-cell office:value-type="string" calcext:value-type="string">
            <text:p>groucho-tokyo</text:p>
          </table:table-cell>
          <table:table-cell office:value-type="float" office:value="1017974347" calcext:value-type="float">
            <text:p>101797434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60.173.14.7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nhui Sheng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1.8639" calcext:value-type="float">
            <text:p>31.8639</text:p>
          </table:table-cell>
          <table:table-cell office:value-type="float" office:value="117.2808" calcext:value-type="float">
            <text:p>117.2808</text:p>
          </table:table-cell>
        </table:table-row>
        <table:table-row table:style-name="ro1">
          <table:table-cell office:value-type="string" calcext:value-type="string">
            <text:p>3/8/13 9:24</text:p>
          </table:table-cell>
          <table:table-cell office:value-type="string" calcext:value-type="string">
            <text:p>groucho-singapore</text:p>
          </table:table-cell>
          <table:table-cell office:value-type="float" office:value="3702892698" calcext:value-type="float">
            <text:p>370289269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20.181.168.15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9:25</text:p>
          </table:table-cell>
          <table:table-cell office:value-type="string" calcext:value-type="string">
            <text:p>groucho-oregon</text:p>
          </table:table-cell>
          <table:table-cell office:value-type="float" office:value="3351332626" calcext:value-type="float">
            <text:p>335133262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99.193.71.1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536" calcext:value-type="float">
            <text:p>94536</text:p>
          </table:table-cell>
          <table:table-cell office:value-type="float" office:value="37.567" calcext:value-type="float">
            <text:p>37.567</text:p>
          </table:table-cell>
          <table:table-cell office:value-type="float" office:value="-121.9829" calcext:value-type="float">
            <text:p>-121.9829</text:p>
          </table:table-cell>
        </table:table-row>
        <table:table-row table:style-name="ro1">
          <table:table-cell office:value-type="string" calcext:value-type="string">
            <text:p>3/8/13 9:27</text:p>
          </table:table-cell>
          <table:table-cell office:value-type="string" calcext:value-type="string">
            <text:p>groucho-oregon</text:p>
          </table:table-cell>
          <table:table-cell office:value-type="float" office:value="1905005974" calcext:value-type="float">
            <text:p>190500597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3.140.21.15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anxi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4.2583" calcext:value-type="float">
            <text:p>34.2583</text:p>
          </table:table-cell>
          <table:table-cell office:value-type="float" office:value="108.9286" calcext:value-type="float">
            <text:p>108.9286</text:p>
          </table:table-cell>
        </table:table-row>
        <table:table-row table:style-name="ro1">
          <table:table-cell office:value-type="string" calcext:value-type="string">
            <text:p>3/8/13 9:26</text:p>
          </table:table-cell>
          <table:table-cell office:value-type="string" calcext:value-type="string">
            <text:p>groucho-norcal</text:p>
          </table:table-cell>
          <table:table-cell office:value-type="float" office:value="1402276086" calcext:value-type="float">
            <text:p>1402276086</text:p>
          </table:table-cell>
          <table:table-cell office:value-type="string" calcext:value-type="string">
            <text:p>ICM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3.149.8.24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MOW</text:p>
          </table:table-cell>
          <table:table-cell/>
          <table:table-cell office:value-type="float" office:value="55.7522" calcext:value-type="float">
            <text:p>55.7522</text:p>
          </table:table-cell>
          <table:table-cell office:value-type="float" office:value="37.6156" calcext:value-type="float">
            <text:p>37.6156</text:p>
          </table:table-cell>
        </table:table-row>
        <table:table-row table:style-name="ro1">
          <table:table-cell office:value-type="string" calcext:value-type="string">
            <text:p>3/8/13 9:26</text:p>
          </table:table-cell>
          <table:table-cell office:value-type="string" calcext:value-type="string">
            <text:p>groucho-norcal</text:p>
          </table:table-cell>
          <table:table-cell office:value-type="float" office:value="1402276086" calcext:value-type="float">
            <text:p>1402276086</text:p>
          </table:table-cell>
          <table:table-cell office:value-type="string" calcext:value-type="string">
            <text:p>ICM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3.149.8.24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MOW</text:p>
          </table:table-cell>
          <table:table-cell/>
          <table:table-cell office:value-type="float" office:value="55.7522" calcext:value-type="float">
            <text:p>55.7522</text:p>
          </table:table-cell>
          <table:table-cell office:value-type="float" office:value="37.6156" calcext:value-type="float">
            <text:p>37.6156</text:p>
          </table:table-cell>
        </table:table-row>
        <table:table-row table:style-name="ro1">
          <table:table-cell office:value-type="string" calcext:value-type="string">
            <text:p>3/8/13 9:32</text:p>
          </table:table-cell>
          <table:table-cell office:value-type="string" calcext:value-type="string">
            <text:p>groucho-oregon</text:p>
          </table:table-cell>
          <table:table-cell office:value-type="float" office:value="1962918988" calcext:value-type="float">
            <text:p>19629189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6.255.196.7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ejiang Sheng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9:32</text:p>
          </table:table-cell>
          <table:table-cell office:value-type="string" calcext:value-type="string">
            <text:p>groucho-us-east</text:p>
          </table:table-cell>
          <table:table-cell office:value-type="float" office:value="181048468" calcext:value-type="float">
            <text:p>181048468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202.148.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/8/13 9:34</text:p>
          </table:table-cell>
          <table:table-cell office:value-type="string" calcext:value-type="string">
            <text:p>groucho-singapore</text:p>
          </table:table-cell>
          <table:table-cell office:value-type="float" office:value="710973446" calcext:value-type="float">
            <text:p>71097344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2.96.152.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9:34</text:p>
          </table:table-cell>
          <table:table-cell office:value-type="string" calcext:value-type="string">
            <text:p>groucho-oregon</text:p>
          </table:table-cell>
          <table:table-cell office:value-type="float" office:value="3736738729" calcext:value-type="float">
            <text:p>373673872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22.186.27.16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9:36</text:p>
          </table:table-cell>
          <table:table-cell office:value-type="string" calcext:value-type="string">
            <text:p>groucho-singapore</text:p>
          </table:table-cell>
          <table:table-cell office:value-type="float" office:value="1279864275" calcext:value-type="float">
            <text:p>1279864275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6.73.45.2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float" office:value="39.7525" calcext:value-type="float">
            <text:p>39.7525</text:p>
          </table:table-cell>
          <table:table-cell office:value-type="float" office:value="-104.9995" calcext:value-type="float">
            <text:p>-104.9995</text:p>
          </table:table-cell>
        </table:table-row>
        <table:table-row table:style-name="ro1">
          <table:table-cell office:value-type="string" calcext:value-type="string">
            <text:p>3/8/13 9:39</text:p>
          </table:table-cell>
          <table:table-cell office:value-type="string" calcext:value-type="string">
            <text:p>groucho-sydney</text:p>
          </table:table-cell>
          <table:table-cell office:value-type="float" office:value="1279864275" calcext:value-type="float">
            <text:p>1279864275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6.73.45.2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float" office:value="39.7525" calcext:value-type="float">
            <text:p>39.7525</text:p>
          </table:table-cell>
          <table:table-cell office:value-type="float" office:value="-104.9995" calcext:value-type="float">
            <text:p>-104.9995</text:p>
          </table:table-cell>
        </table:table-row>
        <table:table-row table:style-name="ro1">
          <table:table-cell office:value-type="string" calcext:value-type="string">
            <text:p>3/8/13 9:39</text:p>
          </table:table-cell>
          <table:table-cell office:value-type="string" calcext:value-type="string">
            <text:p>groucho-oregon</text:p>
          </table:table-cell>
          <table:table-cell office:value-type="float" office:value="3235001155" calcext:value-type="float">
            <text:p>323500115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92.210.51.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1789" calcext:value-type="float">
            <text:p>91789</text:p>
          </table:table-cell>
          <table:table-cell office:value-type="float" office:value="34.0115" calcext:value-type="float">
            <text:p>34.0115</text:p>
          </table:table-cell>
          <table:table-cell office:value-type="float" office:value="-117.8535" calcext:value-type="float">
            <text:p>-117.8535</text:p>
          </table:table-cell>
        </table:table-row>
        <table:table-row table:style-name="ro1">
          <table:table-cell office:value-type="string" calcext:value-type="string">
            <text:p>3/8/13 9:42</text:p>
          </table:table-cell>
          <table:table-cell office:value-type="string" calcext:value-type="string">
            <text:p>groucho-tokyo</text:p>
          </table:table-cell>
          <table:table-cell office:value-type="float" office:value="2956823403" calcext:value-type="float">
            <text:p>295682340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276" calcext:value-type="float">
            <text:p>42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6.61.139.10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/8/13 9:42</text:p>
          </table:table-cell>
          <table:table-cell office:value-type="string" calcext:value-type="string">
            <text:p>groucho-tokyo</text:p>
          </table:table-cell>
          <table:table-cell office:value-type="float" office:value="2956823403" calcext:value-type="float">
            <text:p>295682340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276" calcext:value-type="float">
            <text:p>42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6.61.139.10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/8/13 9:42</text:p>
          </table:table-cell>
          <table:table-cell office:value-type="string" calcext:value-type="string">
            <text:p>groucho-tokyo</text:p>
          </table:table-cell>
          <table:table-cell office:value-type="float" office:value="2956823403" calcext:value-type="float">
            <text:p>295682340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276" calcext:value-type="float">
            <text:p>42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6.61.139.10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/8/13 9:43</text:p>
          </table:table-cell>
          <table:table-cell office:value-type="string" calcext:value-type="string">
            <text:p>groucho-tokyo</text:p>
          </table:table-cell>
          <table:table-cell office:value-type="float" office:value="1894865193" calcext:value-type="float">
            <text:p>189486519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5604" calcext:value-type="float">
            <text:p>25604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2.241.89.4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ndong Shen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.6683" calcext:value-type="float">
            <text:p>36.6683</text:p>
          </table:table-cell>
          <table:table-cell office:value-type="float" office:value="116.9972" calcext:value-type="float">
            <text:p>116.9972</text:p>
          </table:table-cell>
        </table:table-row>
        <table:table-row table:style-name="ro1">
          <table:table-cell office:value-type="string" calcext:value-type="string">
            <text:p>3/8/13 9:43</text:p>
          </table:table-cell>
          <table:table-cell office:value-type="string" calcext:value-type="string">
            <text:p>groucho-oregon</text:p>
          </table:table-cell>
          <table:table-cell office:value-type="float" office:value="1995749906" calcext:value-type="float">
            <text:p>199574990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8.244.186.1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9:46</text:p>
          </table:table-cell>
          <table:table-cell office:value-type="string" calcext:value-type="string">
            <text:p>groucho-oregon</text:p>
          </table:table-cell>
          <table:table-cell office:value-type="float" office:value="3145714135" calcext:value-type="float">
            <text:p>3145714135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87.127.201.21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3/8/13 9:47</text:p>
          </table:table-cell>
          <table:table-cell office:value-type="string" calcext:value-type="string">
            <text:p>groucho-sydney</text:p>
          </table:table-cell>
          <table:table-cell office:value-type="float" office:value="1936555630" calcext:value-type="float">
            <text:p>193655563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9342" calcext:value-type="float">
            <text:p>493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5.109.126.1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/8/13 9:47</text:p>
          </table:table-cell>
          <table:table-cell office:value-type="string" calcext:value-type="string">
            <text:p>groucho-sydney</text:p>
          </table:table-cell>
          <table:table-cell office:value-type="float" office:value="1936572459" calcext:value-type="float">
            <text:p>193657245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7373" calcext:value-type="float">
            <text:p>573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5.109.192.4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/8/13 9:48</text:p>
          </table:table-cell>
          <table:table-cell office:value-type="string" calcext:value-type="string">
            <text:p>groucho-oregon</text:p>
          </table:table-cell>
          <table:table-cell office:value-type="float" office:value="3703715398" calcext:value-type="float">
            <text:p>370371539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220.194.54.7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9:48</text:p>
          </table:table-cell>
          <table:table-cell office:value-type="string" calcext:value-type="string">
            <text:p>groucho-oregon</text:p>
          </table:table-cell>
          <table:table-cell office:value-type="float" office:value="1168263111" calcext:value-type="float">
            <text:p>116826311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8888" calcext:value-type="float">
            <text:p>8888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69.162.71.19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75202" calcext:value-type="float">
            <text:p>75202</text:p>
          </table:table-cell>
          <table:table-cell office:value-type="float" office:value="32.7791" calcext:value-type="float">
            <text:p>32.7791</text:p>
          </table:table-cell>
          <table:table-cell office:value-type="float" office:value="-96.8028" calcext:value-type="float">
            <text:p>-96.8028</text:p>
          </table:table-cell>
        </table:table-row>
        <table:table-row table:style-name="ro1">
          <table:table-cell office:value-type="string" calcext:value-type="string">
            <text:p>3/8/13 9:48</text:p>
          </table:table-cell>
          <table:table-cell office:value-type="string" calcext:value-type="string">
            <text:p>groucho-oregon</text:p>
          </table:table-cell>
          <table:table-cell office:value-type="float" office:value="1168263111" calcext:value-type="float">
            <text:p>116826311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8888" calcext:value-type="float">
            <text:p>8888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69.162.71.19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75202" calcext:value-type="float">
            <text:p>75202</text:p>
          </table:table-cell>
          <table:table-cell office:value-type="float" office:value="32.7791" calcext:value-type="float">
            <text:p>32.7791</text:p>
          </table:table-cell>
          <table:table-cell office:value-type="float" office:value="-96.8028" calcext:value-type="float">
            <text:p>-96.8028</text:p>
          </table:table-cell>
        </table:table-row>
        <table:table-row table:style-name="ro1">
          <table:table-cell office:value-type="string" calcext:value-type="string">
            <text:p>3/8/13 9:48</text:p>
          </table:table-cell>
          <table:table-cell office:value-type="string" calcext:value-type="string">
            <text:p>groucho-oregon</text:p>
          </table:table-cell>
          <table:table-cell office:value-type="float" office:value="1168263111" calcext:value-type="float">
            <text:p>116826311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8888" calcext:value-type="float">
            <text:p>888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69.162.71.19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75202" calcext:value-type="float">
            <text:p>75202</text:p>
          </table:table-cell>
          <table:table-cell office:value-type="float" office:value="32.7791" calcext:value-type="float">
            <text:p>32.7791</text:p>
          </table:table-cell>
          <table:table-cell office:value-type="float" office:value="-96.8028" calcext:value-type="float">
            <text:p>-96.8028</text:p>
          </table:table-cell>
        </table:table-row>
        <table:table-row table:style-name="ro1">
          <table:table-cell office:value-type="string" calcext:value-type="string">
            <text:p>3/8/13 9:48</text:p>
          </table:table-cell>
          <table:table-cell office:value-type="string" calcext:value-type="string">
            <text:p>groucho-oregon</text:p>
          </table:table-cell>
          <table:table-cell office:value-type="float" office:value="1168263111" calcext:value-type="float">
            <text:p>116826311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8888" calcext:value-type="float">
            <text:p>8888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69.162.71.19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75202" calcext:value-type="float">
            <text:p>75202</text:p>
          </table:table-cell>
          <table:table-cell office:value-type="float" office:value="32.7791" calcext:value-type="float">
            <text:p>32.7791</text:p>
          </table:table-cell>
          <table:table-cell office:value-type="float" office:value="-96.8028" calcext:value-type="float">
            <text:p>-96.8028</text:p>
          </table:table-cell>
        </table:table-row>
        <table:table-row table:style-name="ro1">
          <table:table-cell office:value-type="string" calcext:value-type="string">
            <text:p>3/8/13 9:49</text:p>
          </table:table-cell>
          <table:table-cell office:value-type="string" calcext:value-type="string">
            <text:p>groucho-oregon</text:p>
          </table:table-cell>
          <table:table-cell office:value-type="float" office:value="1897074927" calcext:value-type="float">
            <text:p>189707492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635" calcext:value-type="float">
            <text:p>263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13.19.16.23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tate of Odisha</text:p>
          </table:table-cell>
          <table:table-cell office:value-type="string" calcext:value-type="string">
            <text:p>OR</text:p>
          </table:table-cell>
          <table:table-cell office:value-type="float" office:value="759122" calcext:value-type="float">
            <text:p>759122</text:p>
          </table:table-cell>
          <table:table-cell office:value-type="float" office:value="20.85" calcext:value-type="float">
            <text:p>20.85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string" calcext:value-type="string">
            <text:p>3/8/13 9:48</text:p>
          </table:table-cell>
          <table:table-cell office:value-type="string" calcext:value-type="string">
            <text:p>groucho-singapore</text:p>
          </table:table-cell>
          <table:table-cell office:value-type="float" office:value="92767865" calcext:value-type="float">
            <text:p>9276786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4409" calcext:value-type="float">
            <text:p>54409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5.135.134.1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3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9:50</text:p>
          </table:table-cell>
          <table:table-cell office:value-type="string" calcext:value-type="string">
            <text:p>groucho-sydney</text:p>
          </table:table-cell>
          <table:table-cell office:value-type="float" office:value="3550629683" calcext:value-type="float">
            <text:p>355062968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3876" calcext:value-type="float">
            <text:p>43876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211.162.79.5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9:50</text:p>
          </table:table-cell>
          <table:table-cell office:value-type="string" calcext:value-type="string">
            <text:p>groucho-tokyo</text:p>
          </table:table-cell>
          <table:table-cell office:value-type="float" office:value="92767865" calcext:value-type="float">
            <text:p>9276786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4409" calcext:value-type="float">
            <text:p>54409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5.135.134.1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3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9:51</text:p>
          </table:table-cell>
          <table:table-cell office:value-type="string" calcext:value-type="string">
            <text:p>groucho-sydney</text:p>
          </table:table-cell>
          <table:table-cell office:value-type="float" office:value="3323217250" calcext:value-type="float">
            <text:p>332321725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98.20.69.9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60661" calcext:value-type="float">
            <text:p>60661</text:p>
          </table:table-cell>
          <table:table-cell office:value-type="float" office:value="41.8825" calcext:value-type="float">
            <text:p>41.8825</text:p>
          </table:table-cell>
          <table:table-cell office:value-type="float" office:value="-87.6441" calcext:value-type="float">
            <text:p>-87.6441</text:p>
          </table:table-cell>
        </table:table-row>
        <table:table-row table:style-name="ro1">
          <table:table-cell office:value-type="string" calcext:value-type="string">
            <text:p>3/8/13 9:51</text:p>
          </table:table-cell>
          <table:table-cell office:value-type="string" calcext:value-type="string">
            <text:p>groucho-singapore</text:p>
          </table:table-cell>
          <table:table-cell office:value-type="float" office:value="3659485139" calcext:value-type="float">
            <text:p>365948513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18.31.79.21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injiang Uygur Zizhiqu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3.801" calcext:value-type="float">
            <text:p>43.801</text:p>
          </table:table-cell>
          <table:table-cell office:value-type="float" office:value="87.6005" calcext:value-type="float">
            <text:p>87.6005</text:p>
          </table:table-cell>
        </table:table-row>
        <table:table-row table:style-name="ro1">
          <table:table-cell office:value-type="string" calcext:value-type="string">
            <text:p>3/8/13 9:51</text:p>
          </table:table-cell>
          <table:table-cell office:value-type="string" calcext:value-type="string">
            <text:p>groucho-singapore</text:p>
          </table:table-cell>
          <table:table-cell office:value-type="float" office:value="1169129130" calcext:value-type="float">
            <text:p>1169129130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47538" calcext:value-type="float">
            <text:p>475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9.175.126.1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float" office:value="41.8876" calcext:value-type="float">
            <text:p>41.8876</text:p>
          </table:table-cell>
          <table:table-cell office:value-type="float" office:value="-87.6368" calcext:value-type="float">
            <text:p>-87.6368</text:p>
          </table:table-cell>
        </table:table-row>
        <table:table-row table:style-name="ro1">
          <table:table-cell office:value-type="string" calcext:value-type="string">
            <text:p>3/8/13 9:53</text:p>
          </table:table-cell>
          <table:table-cell office:value-type="string" calcext:value-type="string">
            <text:p>groucho-oregon</text:p>
          </table:table-cell>
          <table:table-cell office:value-type="float" office:value="1995742702" calcext:value-type="float">
            <text:p>1995742702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8.244.157.23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9:53</text:p>
          </table:table-cell>
          <table:table-cell office:value-type="string" calcext:value-type="string">
            <text:p>groucho-tokyo</text:p>
          </table:table-cell>
          <table:table-cell office:value-type="float" office:value="3736735503" calcext:value-type="float">
            <text:p>373673550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5932" calcext:value-type="float">
            <text:p>25932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22.186.15.1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9:55</text:p>
          </table:table-cell>
          <table:table-cell office:value-type="string" calcext:value-type="string">
            <text:p>groucho-oregon</text:p>
          </table:table-cell>
          <table:table-cell office:value-type="float" office:value="1965682167" calcext:value-type="float">
            <text:p>196568216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5911" calcext:value-type="float">
            <text:p>25911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7.41.237.24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xi Shen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9:55</text:p>
          </table:table-cell>
          <table:table-cell office:value-type="string" calcext:value-type="string">
            <text:p>groucho-oregon</text:p>
          </table:table-cell>
          <table:table-cell office:value-type="float" office:value="1033070507" calcext:value-type="float">
            <text:p>103307050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61.147.103.17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9:56</text:p>
          </table:table-cell>
          <table:table-cell office:value-type="string" calcext:value-type="string">
            <text:p>groucho-singapore</text:p>
          </table:table-cell>
          <table:table-cell office:value-type="float" office:value="842618661" calcext:value-type="float">
            <text:p>84261866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50.57.87.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78218" calcext:value-type="float">
            <text:p>78218</text:p>
          </table:table-cell>
          <table:table-cell office:value-type="float" office:value="29.4889" calcext:value-type="float">
            <text:p>29.4889</text:p>
          </table:table-cell>
          <table:table-cell office:value-type="float" office:value="-98.3987" calcext:value-type="float">
            <text:p>-98.3987</text:p>
          </table:table-cell>
        </table:table-row>
        <table:table-row table:style-name="ro1">
          <table:table-cell office:value-type="string" calcext:value-type="string">
            <text:p>3/8/13 9:56</text:p>
          </table:table-cell>
          <table:table-cell office:value-type="string" calcext:value-type="string">
            <text:p>groucho-singapore</text:p>
          </table:table-cell>
          <table:table-cell office:value-type="float" office:value="1032858603" calcext:value-type="float">
            <text:p>103285860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8786" calcext:value-type="float">
            <text:p>387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1.144.43.23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9:56</text:p>
          </table:table-cell>
          <table:table-cell office:value-type="string" calcext:value-type="string">
            <text:p>groucho-singapore</text:p>
          </table:table-cell>
          <table:table-cell office:value-type="float" office:value="1032858603" calcext:value-type="float">
            <text:p>103285860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8786" calcext:value-type="float">
            <text:p>387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1.144.43.23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9:56</text:p>
          </table:table-cell>
          <table:table-cell office:value-type="string" calcext:value-type="string">
            <text:p>groucho-singapore</text:p>
          </table:table-cell>
          <table:table-cell office:value-type="float" office:value="3285958788" calcext:value-type="float">
            <text:p>32859587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0107" calcext:value-type="float">
            <text:p>20107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95.219.192.132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10:00</text:p>
          </table:table-cell>
          <table:table-cell office:value-type="string" calcext:value-type="string">
            <text:p>groucho-tokyo</text:p>
          </table:table-cell>
          <table:table-cell office:value-type="float" office:value="1990620809" calcext:value-type="float">
            <text:p>199062080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117" calcext:value-type="float">
            <text:p>211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18.166.118.137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10:00</text:p>
          </table:table-cell>
          <table:table-cell office:value-type="string" calcext:value-type="string">
            <text:p>groucho-tokyo</text:p>
          </table:table-cell>
          <table:table-cell office:value-type="float" office:value="1990620809" calcext:value-type="float">
            <text:p>199062080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117" calcext:value-type="float">
            <text:p>211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18.166.118.137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10:02</text:p>
          </table:table-cell>
          <table:table-cell office:value-type="string" calcext:value-type="string">
            <text:p>groucho-oregon</text:p>
          </table:table-cell>
          <table:table-cell office:value-type="float" office:value="1029692524" calcext:value-type="float">
            <text:p>102969252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7464" calcext:value-type="float">
            <text:p>17464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61.95.220.10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CT</text:p>
          </table:table-cell>
          <table:table-cell office:value-type="string" calcext:value-type="string">
            <text:p>DL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string" calcext:value-type="string">
            <text:p>3/8/13 10:02</text:p>
          </table:table-cell>
          <table:table-cell office:value-type="string" calcext:value-type="string">
            <text:p>groucho-oregon</text:p>
          </table:table-cell>
          <table:table-cell office:value-type="float" office:value="1029692524" calcext:value-type="float">
            <text:p>102969252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7464" calcext:value-type="float">
            <text:p>17464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61.95.220.10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CT</text:p>
          </table:table-cell>
          <table:table-cell office:value-type="string" calcext:value-type="string">
            <text:p>DL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string" calcext:value-type="string">
            <text:p>3/8/13 10:02</text:p>
          </table:table-cell>
          <table:table-cell office:value-type="string" calcext:value-type="string">
            <text:p>groucho-oregon</text:p>
          </table:table-cell>
          <table:table-cell office:value-type="float" office:value="1029692524" calcext:value-type="float">
            <text:p>102969252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7464" calcext:value-type="float">
            <text:p>17464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61.95.220.10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CT</text:p>
          </table:table-cell>
          <table:table-cell office:value-type="string" calcext:value-type="string">
            <text:p>DL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string" calcext:value-type="string">
            <text:p>3/8/13 10:05</text:p>
          </table:table-cell>
          <table:table-cell office:value-type="string" calcext:value-type="string">
            <text:p>groucho-singapore</text:p>
          </table:table-cell>
          <table:table-cell office:value-type="float" office:value="2111881254" calcext:value-type="float">
            <text:p>211188125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25.224.192.38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10:05</text:p>
          </table:table-cell>
          <table:table-cell office:value-type="string" calcext:value-type="string">
            <text:p>groucho-oregon</text:p>
          </table:table-cell>
          <table:table-cell office:value-type="float" office:value="710969078" calcext:value-type="float">
            <text:p>7109690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2.96.134.24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0:06</text:p>
          </table:table-cell>
          <table:table-cell office:value-type="string" calcext:value-type="string">
            <text:p>groucho-singapore</text:p>
          </table:table-cell>
          <table:table-cell office:value-type="float" office:value="1279864275" calcext:value-type="float">
            <text:p>1279864275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6.73.45.2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float" office:value="39.7525" calcext:value-type="float">
            <text:p>39.7525</text:p>
          </table:table-cell>
          <table:table-cell office:value-type="float" office:value="-104.9995" calcext:value-type="float">
            <text:p>-104.9995</text:p>
          </table:table-cell>
        </table:table-row>
        <table:table-row table:style-name="ro1">
          <table:table-cell office:value-type="string" calcext:value-type="string">
            <text:p>3/8/13 10:07</text:p>
          </table:table-cell>
          <table:table-cell office:value-type="string" calcext:value-type="string">
            <text:p>groucho-singapore</text:p>
          </table:table-cell>
          <table:table-cell office:value-type="float" office:value="710970184" calcext:value-type="float">
            <text:p>71097018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2.96.139.7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0:07</text:p>
          </table:table-cell>
          <table:table-cell office:value-type="string" calcext:value-type="string">
            <text:p>groucho-eu</text:p>
          </table:table-cell>
          <table:table-cell office:value-type="float" office:value="1962921299" calcext:value-type="float">
            <text:p>196292129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116.255.205.83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ejiang Sheng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10:08</text:p>
          </table:table-cell>
          <table:table-cell office:value-type="string" calcext:value-type="string">
            <text:p>groucho-sydney</text:p>
          </table:table-cell>
          <table:table-cell office:value-type="float" office:value="92767865" calcext:value-type="float">
            <text:p>9276786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4409" calcext:value-type="float">
            <text:p>54409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5.135.134.1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3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10:08</text:p>
          </table:table-cell>
          <table:table-cell office:value-type="string" calcext:value-type="string">
            <text:p>groucho-tokyo</text:p>
          </table:table-cell>
          <table:table-cell office:value-type="float" office:value="3192796073" calcext:value-type="float">
            <text:p>319279607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529" calcext:value-type="float">
            <text:p>452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90.78.51.169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3/8/13 10:08</text:p>
          </table:table-cell>
          <table:table-cell office:value-type="string" calcext:value-type="string">
            <text:p>groucho-tokyo</text:p>
          </table:table-cell>
          <table:table-cell office:value-type="float" office:value="3192796073" calcext:value-type="float">
            <text:p>319279607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529" calcext:value-type="float">
            <text:p>452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90.78.51.169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3/8/13 10:10</text:p>
          </table:table-cell>
          <table:table-cell office:value-type="string" calcext:value-type="string">
            <text:p>groucho-oregon</text:p>
          </table:table-cell>
          <table:table-cell office:value-type="float" office:value="3074275676" calcext:value-type="float">
            <text:p>30742756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10</text:p>
          </table:table-cell>
          <table:table-cell office:value-type="string" calcext:value-type="string">
            <text:p>groucho-oregon</text:p>
          </table:table-cell>
          <table:table-cell office:value-type="float" office:value="1962921299" calcext:value-type="float">
            <text:p>196292129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116.255.205.83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ejiang Sheng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8456" calcext:value-type="float">
            <text:p>27.8456</text:p>
          </table:table-cell>
          <table:table-cell office:value-type="float" office:value="120.4928" calcext:value-type="float">
            <text:p>120.4928</text:p>
          </table:table-cell>
        </table:table-row>
        <table:table-row table:style-name="ro1">
          <table:table-cell office:value-type="string" calcext:value-type="string">
            <text:p>3/8/13 10:17</text:p>
          </table:table-cell>
          <table:table-cell office:value-type="string" calcext:value-type="string">
            <text:p>groucho-oregon</text:p>
          </table:table-cell>
          <table:table-cell office:value-type="float" office:value="3735724029" calcext:value-type="float">
            <text:p>373572402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22.170.159.253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ilongjiang Sheng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5.75" calcext:value-type="float">
            <text:p>45.75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string" calcext:value-type="string">
            <text:p>3/8/13 10:17</text:p>
          </table:table-cell>
          <table:table-cell office:value-type="string" calcext:value-type="string">
            <text:p>groucho-sydney</text:p>
          </table:table-cell>
          <table:table-cell office:value-type="float" office:value="3285958788" calcext:value-type="float">
            <text:p>32859587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0107" calcext:value-type="float">
            <text:p>20107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95.219.192.132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/8/13 10:17</text:p>
          </table:table-cell>
          <table:table-cell office:value-type="string" calcext:value-type="string">
            <text:p>groucho-tokyo</text:p>
          </table:table-cell>
          <table:table-cell office:value-type="float" office:value="1109609346" calcext:value-type="float">
            <text:p>1109609346</text:p>
          </table:table-cell>
          <table:table-cell office:value-type="string" calcext:value-type="string">
            <text:p>UDP</text:p>
          </table:table-cell>
          <table:table-cell/>
          <table:table-cell office:value-type="float" office:value="5064" calcext:value-type="float">
            <text:p>5064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66.35.75.13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float" office:value="32810" calcext:value-type="float">
            <text:p>32810</text:p>
          </table:table-cell>
          <table:table-cell office:value-type="float" office:value="28.6185" calcext:value-type="float">
            <text:p>28.6185</text:p>
          </table:table-cell>
          <table:table-cell office:value-type="float" office:value="-81.4336" calcext:value-type="float">
            <text:p>-81.4336</text:p>
          </table:table-cell>
        </table:table-row>
        <table:table-row table:style-name="ro1">
          <table:table-cell office:value-type="string" calcext:value-type="string">
            <text:p>3/8/13 10:17</text:p>
          </table:table-cell>
          <table:table-cell office:value-type="string" calcext:value-type="string">
            <text:p>groucho-singapore</text:p>
          </table:table-cell>
          <table:table-cell office:value-type="float" office:value="1033071474" calcext:value-type="float">
            <text:p>103307147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61.147.107.11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10:18</text:p>
          </table:table-cell>
          <table:table-cell office:value-type="string" calcext:value-type="string">
            <text:p>groucho-tokyo</text:p>
          </table:table-cell>
          <table:table-cell office:value-type="float" office:value="710975010" calcext:value-type="float">
            <text:p>71097501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42.96.158.3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0:19</text:p>
          </table:table-cell>
          <table:table-cell office:value-type="string" calcext:value-type="string">
            <text:p>groucho-oregon</text:p>
          </table:table-cell>
          <table:table-cell office:value-type="float" office:value="1032051418" calcext:value-type="float">
            <text:p>103205141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61.131.218.21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xi Shen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.55" calcext:value-type="float">
            <text:p>28.55</text:p>
          </table:table-cell>
          <table:table-cell office:value-type="float" office:value="115.9333" calcext:value-type="float">
            <text:p>115.9333</text:p>
          </table:table-cell>
        </table:table-row>
        <table:table-row table:style-name="ro1">
          <table:table-cell office:value-type="string" calcext:value-type="string">
            <text:p>3/8/13 10:19</text:p>
          </table:table-cell>
          <table:table-cell office:value-type="string" calcext:value-type="string">
            <text:p>groucho-sydney</text:p>
          </table:table-cell>
          <table:table-cell office:value-type="float" office:value="414919688" calcext:value-type="float">
            <text:p>4149196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6825" calcext:value-type="float">
            <text:p>56825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4.187.44.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1937" calcext:value-type="float">
            <text:p>1193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-72.1989" calcext:value-type="float">
            <text:p>-72.1989</text:p>
          </table:table-cell>
        </table:table-row>
        <table:table-row table:style-name="ro1">
          <table:table-cell office:value-type="string" calcext:value-type="string">
            <text:p>3/8/13 10:19</text:p>
          </table:table-cell>
          <table:table-cell office:value-type="string" calcext:value-type="string">
            <text:p>groucho-sydney</text:p>
          </table:table-cell>
          <table:table-cell office:value-type="float" office:value="414919688" calcext:value-type="float">
            <text:p>4149196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6825" calcext:value-type="float">
            <text:p>56825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4.187.44.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1937" calcext:value-type="float">
            <text:p>1193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-72.1989" calcext:value-type="float">
            <text:p>-72.1989</text:p>
          </table:table-cell>
        </table:table-row>
        <table:table-row table:style-name="ro1">
          <table:table-cell office:value-type="string" calcext:value-type="string">
            <text:p>3/8/13 10:19</text:p>
          </table:table-cell>
          <table:table-cell office:value-type="string" calcext:value-type="string">
            <text:p>groucho-sydney</text:p>
          </table:table-cell>
          <table:table-cell office:value-type="float" office:value="414919688" calcext:value-type="float">
            <text:p>41491968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6825" calcext:value-type="float">
            <text:p>56825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4.187.44.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1937" calcext:value-type="float">
            <text:p>1193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-72.1989" calcext:value-type="float">
            <text:p>-72.1989</text:p>
          </table:table-cell>
        </table:table-row>
        <table:table-row table:style-name="ro1">
          <table:table-cell office:value-type="string" calcext:value-type="string">
            <text:p>3/8/13 10:19</text:p>
          </table:table-cell>
          <table:table-cell office:value-type="string" calcext:value-type="string">
            <text:p>groucho-tokyo</text:p>
          </table:table-cell>
          <table:table-cell office:value-type="float" office:value="39761404" calcext:value-type="float">
            <text:p>3976140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2.94.181.25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/8/13 10:19</text:p>
          </table:table-cell>
          <table:table-cell office:value-type="string" calcext:value-type="string">
            <text:p>groucho-tokyo</text:p>
          </table:table-cell>
          <table:table-cell office:value-type="float" office:value="39761404" calcext:value-type="float">
            <text:p>3976140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2.94.181.25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/8/13 10:20</text:p>
          </table:table-cell>
          <table:table-cell office:value-type="string" calcext:value-type="string">
            <text:p>groucho-tokyo</text:p>
          </table:table-cell>
          <table:table-cell office:value-type="float" office:value="1729483744" calcext:value-type="float">
            <text:p>172948374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03.21.211.22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10:21</text:p>
          </table:table-cell>
          <table:table-cell office:value-type="string" calcext:value-type="string">
            <text:p>groucho-singapore</text:p>
          </table:table-cell>
          <table:table-cell office:value-type="float" office:value="1916978325" calcext:value-type="float">
            <text:p>191697832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4.66.196.14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0:23</text:p>
          </table:table-cell>
          <table:table-cell office:value-type="string" calcext:value-type="string">
            <text:p>groucho-oregon</text:p>
          </table:table-cell>
          <table:table-cell office:value-type="float" office:value="3736738729" calcext:value-type="float">
            <text:p>373673872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22.186.27.16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iangsu She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.0617" calcext:value-type="float">
            <text:p>32.0617</text:p>
          </table:table-cell>
          <table:table-cell office:value-type="float" office:value="118.7778" calcext:value-type="float">
            <text:p>118.7778</text:p>
          </table:table-cell>
        </table:table-row>
        <table:table-row table:style-name="ro1">
          <table:table-cell office:value-type="string" calcext:value-type="string">
            <text:p>3/8/13 10:27</text:p>
          </table:table-cell>
          <table:table-cell office:value-type="string" calcext:value-type="string">
            <text:p>groucho-singapore</text:p>
          </table:table-cell>
          <table:table-cell office:value-type="float" office:value="1919956295" calcext:value-type="float">
            <text:p>191995629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4.112.53.7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0:27</text:p>
          </table:table-cell>
          <table:table-cell office:value-type="string" calcext:value-type="string">
            <text:p>groucho-tokyo</text:p>
          </table:table-cell>
          <table:table-cell office:value-type="float" office:value="2061739010" calcext:value-type="float">
            <text:p>206173901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122.227.164.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ejiang Sheng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9.8782" calcext:value-type="float">
            <text:p>29.8782</text:p>
          </table:table-cell>
          <table:table-cell office:value-type="float" office:value="121.5495" calcext:value-type="float">
            <text:p>121.5495</text:p>
          </table:table-cell>
        </table:table-row>
        <table:table-row table:style-name="ro1">
          <table:table-cell office:value-type="string" calcext:value-type="string">
            <text:p>3/8/13 10:28</text:p>
          </table:table-cell>
          <table:table-cell office:value-type="string" calcext:value-type="string">
            <text:p>groucho-tokyo</text:p>
          </table:table-cell>
          <table:table-cell office:value-type="float" office:value="3143515898" calcext:value-type="float">
            <text:p>314351589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0260" calcext:value-type="float">
            <text:p>5026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7.94.62.250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3/8/13 10:28</text:p>
          </table:table-cell>
          <table:table-cell office:value-type="string" calcext:value-type="string">
            <text:p>groucho-norcal</text:p>
          </table:table-cell>
          <table:table-cell office:value-type="float" office:value="3342555162" calcext:value-type="float">
            <text:p>3342555162</text:p>
          </table:table-cell>
          <table:table-cell office:value-type="string" calcext:value-type="string">
            <text:p>ICM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99.59.88.2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48334" calcext:value-type="float">
            <text:p>48334</text:p>
          </table:table-cell>
          <table:table-cell office:value-type="float" office:value="42.5065" calcext:value-type="float">
            <text:p>42.5065</text:p>
          </table:table-cell>
          <table:table-cell office:value-type="float" office:value="-83.3491" calcext:value-type="float">
            <text:p>-83.3491</text:p>
          </table:table-cell>
        </table:table-row>
        <table:table-row table:style-name="ro1">
          <table:table-cell office:value-type="string" calcext:value-type="string">
            <text:p>3/8/13 10:31</text:p>
          </table:table-cell>
          <table:table-cell office:value-type="string" calcext:value-type="string">
            <text:p>groucho-oregon</text:p>
          </table:table-cell>
          <table:table-cell office:value-type="float" office:value="1139037581" calcext:value-type="float">
            <text:p>1139037581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7.228.85.14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/>
          <table:table-cell office:value-type="float" office:value="47.6062" calcext:value-type="float">
            <text:p>47.6062</text:p>
          </table:table-cell>
          <table:table-cell office:value-type="float" office:value="-122.3321" calcext:value-type="float">
            <text:p>-122.3321</text:p>
          </table:table-cell>
        </table:table-row>
        <table:table-row table:style-name="ro1">
          <table:table-cell office:value-type="string" calcext:value-type="string">
            <text:p>3/8/13 10:31</text:p>
          </table:table-cell>
          <table:table-cell office:value-type="string" calcext:value-type="string">
            <text:p>groucho-oregon</text:p>
          </table:table-cell>
          <table:table-cell office:value-type="float" office:value="1117832525" calcext:value-type="float">
            <text:p>111783252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66.160.197.7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551" calcext:value-type="float">
            <text:p>94551</text:p>
          </table:table-cell>
          <table:table-cell office:value-type="float" office:value="37.7731" calcext:value-type="float">
            <text:p>37.7731</text:p>
          </table:table-cell>
          <table:table-cell office:value-type="float" office:value="-121.7515" calcext:value-type="float">
            <text:p>-121.7515</text:p>
          </table:table-cell>
        </table:table-row>
        <table:table-row table:style-name="ro1">
          <table:table-cell office:value-type="string" calcext:value-type="string">
            <text:p>3/8/13 10:31</text:p>
          </table:table-cell>
          <table:table-cell office:value-type="string" calcext:value-type="string">
            <text:p>groucho-tokyo</text:p>
          </table:table-cell>
          <table:table-cell office:value-type="float" office:value="3362896786" calcext:value-type="float">
            <text:p>336289678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8888" calcext:value-type="float">
            <text:p>8888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200.113.187.146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Santiago Metropolitan</text:p>
          </table:table-cell>
          <table:table-cell office:value-type="string" calcext:value-type="string">
            <text:p>RM</text:p>
          </table:table-cell>
          <table:table-cell/>
          <table:table-cell office:value-type="float" office:value="-33.45" calcext:value-type="float">
            <text:p>-33.45</text:p>
          </table:table-cell>
          <table:table-cell office:value-type="float" office:value="-70.6667" calcext:value-type="float">
            <text:p>-70.6667</text:p>
          </table:table-cell>
        </table:table-row>
        <table:table-row table:style-name="ro1">
          <table:table-cell office:value-type="string" calcext:value-type="string">
            <text:p>3/8/13 10:31</text:p>
          </table:table-cell>
          <table:table-cell office:value-type="string" calcext:value-type="string">
            <text:p>groucho-sydney</text:p>
          </table:table-cell>
          <table:table-cell office:value-type="float" office:value="1279864275" calcext:value-type="float">
            <text:p>1279864275</text:p>
          </table:table-cell>
          <table:table-cell office:value-type="string" calcext:value-type="string">
            <text:p>ICM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6.73.45.2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80202" calcext:value-type="float">
            <text:p>80202</text:p>
          </table:table-cell>
          <table:table-cell office:value-type="float" office:value="39.7525" calcext:value-type="float">
            <text:p>39.7525</text:p>
          </table:table-cell>
          <table:table-cell office:value-type="float" office:value="-104.9995" calcext:value-type="float">
            <text:p>-104.9995</text:p>
          </table:table-cell>
        </table:table-row>
        <table:table-row table:style-name="ro1">
          <table:table-cell office:value-type="string" calcext:value-type="string">
            <text:p>3/8/13 10:32</text:p>
          </table:table-cell>
          <table:table-cell office:value-type="string" calcext:value-type="string">
            <text:p>groucho-oregon</text:p>
          </table:table-cell>
          <table:table-cell office:value-type="float" office:value="3074275678" calcext:value-type="float">
            <text:p>30742756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32</text:p>
          </table:table-cell>
          <table:table-cell office:value-type="string" calcext:value-type="string">
            <text:p>groucho-sa</text:p>
          </table:table-cell>
          <table:table-cell office:value-type="float" office:value="92767865" calcext:value-type="float">
            <text:p>9276786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4409" calcext:value-type="float">
            <text:p>54409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5.135.134.1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3"/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3/8/13 10:33</text:p>
          </table:table-cell>
          <table:table-cell office:value-type="string" calcext:value-type="string">
            <text:p>groucho-sa</text:p>
          </table:table-cell>
          <table:table-cell office:value-type="float" office:value="3074275678" calcext:value-type="float">
            <text:p>30742756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32</text:p>
          </table:table-cell>
          <table:table-cell office:value-type="string" calcext:value-type="string">
            <text:p>groucho-norcal</text:p>
          </table:table-cell>
          <table:table-cell office:value-type="float" office:value="3074275678" calcext:value-type="float">
            <text:p>30742756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33</text:p>
          </table:table-cell>
          <table:table-cell office:value-type="string" calcext:value-type="string">
            <text:p>zeppo-norcal</text:p>
          </table:table-cell>
          <table:table-cell office:value-type="float" office:value="3074275678" calcext:value-type="float">
            <text:p>30742756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33</text:p>
          </table:table-cell>
          <table:table-cell office:value-type="string" calcext:value-type="string">
            <text:p>groucho-us-east</text:p>
          </table:table-cell>
          <table:table-cell office:value-type="float" office:value="3074275678" calcext:value-type="float">
            <text:p>30742756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34</text:p>
          </table:table-cell>
          <table:table-cell office:value-type="string" calcext:value-type="string">
            <text:p>groucho-eu</text:p>
          </table:table-cell>
          <table:table-cell office:value-type="float" office:value="3074275678" calcext:value-type="float">
            <text:p>30742756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34</text:p>
          </table:table-cell>
          <table:table-cell office:value-type="string" calcext:value-type="string">
            <text:p>groucho-sydney</text:p>
          </table:table-cell>
          <table:table-cell office:value-type="float" office:value="3074275678" calcext:value-type="float">
            <text:p>30742756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34</text:p>
          </table:table-cell>
          <table:table-cell office:value-type="string" calcext:value-type="string">
            <text:p>groucho-oregon</text:p>
          </table:table-cell>
          <table:table-cell office:value-type="float" office:value="636971075" calcext:value-type="float">
            <text:p>63697107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37.247.104.6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taly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.9031" calcext:value-type="float">
            <text:p>36.9031</text:p>
          </table:table-cell>
          <table:table-cell office:value-type="float" office:value="30.6991" calcext:value-type="float">
            <text:p>30.6991</text:p>
          </table:table-cell>
        </table:table-row>
        <table:table-row table:style-name="ro1">
          <table:table-cell office:value-type="string" calcext:value-type="string">
            <text:p>3/8/13 10:36</text:p>
          </table:table-cell>
          <table:table-cell office:value-type="string" calcext:value-type="string">
            <text:p>groucho-sa</text:p>
          </table:table-cell>
          <table:table-cell office:value-type="float" office:value="636971076" calcext:value-type="float">
            <text:p>6369710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7766" calcext:value-type="float">
            <text:p>37766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37.247.104.6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taly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.9031" calcext:value-type="float">
            <text:p>36.9031</text:p>
          </table:table-cell>
          <table:table-cell office:value-type="float" office:value="30.6991" calcext:value-type="float">
            <text:p>30.6991</text:p>
          </table:table-cell>
        </table:table-row>
        <table:table-row table:style-name="ro1">
          <table:table-cell office:value-type="string" calcext:value-type="string">
            <text:p>3/8/13 10:35</text:p>
          </table:table-cell>
          <table:table-cell office:value-type="string" calcext:value-type="string">
            <text:p>groucho-norcal</text:p>
          </table:table-cell>
          <table:table-cell office:value-type="float" office:value="636971076" calcext:value-type="float">
            <text:p>6369710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7766" calcext:value-type="float">
            <text:p>37766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37.247.104.6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taly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.9031" calcext:value-type="float">
            <text:p>36.9031</text:p>
          </table:table-cell>
          <table:table-cell office:value-type="float" office:value="30.6991" calcext:value-type="float">
            <text:p>30.6991</text:p>
          </table:table-cell>
        </table:table-row>
        <table:table-row table:style-name="ro1">
          <table:table-cell office:value-type="string" calcext:value-type="string">
            <text:p>3/8/13 10:35</text:p>
          </table:table-cell>
          <table:table-cell office:value-type="string" calcext:value-type="string">
            <text:p>zeppo-norcal</text:p>
          </table:table-cell>
          <table:table-cell office:value-type="float" office:value="636971076" calcext:value-type="float">
            <text:p>6369710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7766" calcext:value-type="float">
            <text:p>37766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37.247.104.6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taly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.9031" calcext:value-type="float">
            <text:p>36.9031</text:p>
          </table:table-cell>
          <table:table-cell office:value-type="float" office:value="30.6991" calcext:value-type="float">
            <text:p>30.6991</text:p>
          </table:table-cell>
        </table:table-row>
        <table:table-row table:style-name="ro1">
          <table:table-cell office:value-type="string" calcext:value-type="string">
            <text:p>3/8/13 10:36</text:p>
          </table:table-cell>
          <table:table-cell office:value-type="string" calcext:value-type="string">
            <text:p>groucho-us-east</text:p>
          </table:table-cell>
          <table:table-cell office:value-type="float" office:value="636971076" calcext:value-type="float">
            <text:p>6369710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7766" calcext:value-type="float">
            <text:p>37766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37.247.104.6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taly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.9031" calcext:value-type="float">
            <text:p>36.9031</text:p>
          </table:table-cell>
          <table:table-cell office:value-type="float" office:value="30.6991" calcext:value-type="float">
            <text:p>30.6991</text:p>
          </table:table-cell>
        </table:table-row>
        <table:table-row table:style-name="ro1">
          <table:table-cell office:value-type="string" calcext:value-type="string">
            <text:p>3/8/13 10:36</text:p>
          </table:table-cell>
          <table:table-cell office:value-type="string" calcext:value-type="string">
            <text:p>groucho-eu</text:p>
          </table:table-cell>
          <table:table-cell office:value-type="float" office:value="636971076" calcext:value-type="float">
            <text:p>6369710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7766" calcext:value-type="float">
            <text:p>37766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37.247.104.6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taly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.9031" calcext:value-type="float">
            <text:p>36.9031</text:p>
          </table:table-cell>
          <table:table-cell office:value-type="float" office:value="30.6991" calcext:value-type="float">
            <text:p>30.6991</text:p>
          </table:table-cell>
        </table:table-row>
        <table:table-row table:style-name="ro1">
          <table:table-cell office:value-type="string" calcext:value-type="string">
            <text:p>3/8/13 10:36</text:p>
          </table:table-cell>
          <table:table-cell office:value-type="string" calcext:value-type="string">
            <text:p>groucho-sydney</text:p>
          </table:table-cell>
          <table:table-cell office:value-type="float" office:value="636971076" calcext:value-type="float">
            <text:p>6369710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7766" calcext:value-type="float">
            <text:p>37766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37.247.104.6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taly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.9031" calcext:value-type="float">
            <text:p>36.9031</text:p>
          </table:table-cell>
          <table:table-cell office:value-type="float" office:value="30.6991" calcext:value-type="float">
            <text:p>30.6991</text:p>
          </table:table-cell>
        </table:table-row>
        <table:table-row table:style-name="ro1">
          <table:table-cell office:value-type="string" calcext:value-type="string">
            <text:p>3/8/13 10:35</text:p>
          </table:table-cell>
          <table:table-cell office:value-type="string" calcext:value-type="string">
            <text:p>groucho-norcal</text:p>
          </table:table-cell>
          <table:table-cell office:value-type="float" office:value="1490564159" calcext:value-type="float">
            <text:p>149056415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8.216.52.6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/8/13 10:35</text:p>
          </table:table-cell>
          <table:table-cell office:value-type="string" calcext:value-type="string">
            <text:p>zeppo-norcal</text:p>
          </table:table-cell>
          <table:table-cell office:value-type="float" office:value="1490564159" calcext:value-type="float">
            <text:p>149056415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375" calcext:value-type="float">
            <text:p>23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8.216.52.6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/8/13 10:37</text:p>
          </table:table-cell>
          <table:table-cell office:value-type="string" calcext:value-type="string">
            <text:p>groucho-oregon</text:p>
          </table:table-cell>
          <table:table-cell office:value-type="float" office:value="1019141837" calcext:value-type="float">
            <text:p>101914183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60.190.222.20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3/8/13 10:37</text:p>
          </table:table-cell>
          <table:table-cell office:value-type="string" calcext:value-type="string">
            <text:p>groucho-tokyo</text:p>
          </table:table-cell>
          <table:table-cell office:value-type="float" office:value="3681162515" calcext:value-type="float">
            <text:p>368116251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219.106.21.1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number-columns-repeated="3"/>
          <table:table-cell office:value-type="float" office:value="35.69" calcext:value-type="float">
            <text:p>35.69</text:p>
          </table:table-cell>
          <table:table-cell office:value-type="float" office:value="139.69" calcext:value-type="float">
            <text:p>139.69</text:p>
          </table:table-cell>
        </table:table-row>
        <table:table-row table:style-name="ro1">
          <table:table-cell office:value-type="string" calcext:value-type="string">
            <text:p>3/8/13 10:37</text:p>
          </table:table-cell>
          <table:table-cell office:value-type="string" calcext:value-type="string">
            <text:p>groucho-tokyo</text:p>
          </table:table-cell>
          <table:table-cell office:value-type="float" office:value="3681162515" calcext:value-type="float">
            <text:p>3681162515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219.106.21.1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number-columns-repeated="3"/>
          <table:table-cell office:value-type="float" office:value="35.69" calcext:value-type="float">
            <text:p>35.69</text:p>
          </table:table-cell>
          <table:table-cell office:value-type="float" office:value="139.69" calcext:value-type="float">
            <text:p>139.69</text:p>
          </table:table-cell>
        </table:table-row>
        <table:table-row table:style-name="ro1">
          <table:table-cell office:value-type="string" calcext:value-type="string">
            <text:p>3/8/13 10:37</text:p>
          </table:table-cell>
          <table:table-cell office:value-type="string" calcext:value-type="string">
            <text:p>groucho-singapore</text:p>
          </table:table-cell>
          <table:table-cell office:value-type="float" office:value="3074275678" calcext:value-type="float">
            <text:p>30742756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37</text:p>
          </table:table-cell>
          <table:table-cell office:value-type="string" calcext:value-type="string">
            <text:p>zeppo-norcal</text:p>
          </table:table-cell>
          <table:table-cell office:value-type="float" office:value="2157112757" calcext:value-type="float">
            <text:p>215711275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28.146.237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/>
          <table:table-cell office:value-type="float" office:value="39.9612" calcext:value-type="float">
            <text:p>39.9612</text:p>
          </table:table-cell>
          <table:table-cell office:value-type="float" office:value="-82.9988" calcext:value-type="float">
            <text:p>-82.9988</text:p>
          </table:table-cell>
        </table:table-row>
        <table:table-row table:style-name="ro1">
          <table:table-cell office:value-type="string" calcext:value-type="string">
            <text:p>3/8/13 10:37</text:p>
          </table:table-cell>
          <table:table-cell office:value-type="string" calcext:value-type="string">
            <text:p>zeppo-norcal</text:p>
          </table:table-cell>
          <table:table-cell office:value-type="float" office:value="2157112757" calcext:value-type="float">
            <text:p>215711275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28.146.237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/>
          <table:table-cell office:value-type="float" office:value="39.9612" calcext:value-type="float">
            <text:p>39.9612</text:p>
          </table:table-cell>
          <table:table-cell office:value-type="float" office:value="-82.9988" calcext:value-type="float">
            <text:p>-82.9988</text:p>
          </table:table-cell>
        </table:table-row>
        <table:table-row table:style-name="ro1">
          <table:table-cell office:value-type="string" calcext:value-type="string">
            <text:p>3/8/13 10:37</text:p>
          </table:table-cell>
          <table:table-cell office:value-type="string" calcext:value-type="string">
            <text:p>zeppo-norcal</text:p>
          </table:table-cell>
          <table:table-cell office:value-type="float" office:value="2157112757" calcext:value-type="float">
            <text:p>2157112757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28.146.237.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/>
          <table:table-cell office:value-type="float" office:value="39.9612" calcext:value-type="float">
            <text:p>39.9612</text:p>
          </table:table-cell>
          <table:table-cell office:value-type="float" office:value="-82.9988" calcext:value-type="float">
            <text:p>-82.9988</text:p>
          </table:table-cell>
        </table:table-row>
        <table:table-row table:style-name="ro1">
          <table:table-cell office:value-type="string" calcext:value-type="string">
            <text:p>3/8/13 10:37</text:p>
          </table:table-cell>
          <table:table-cell office:value-type="string" calcext:value-type="string">
            <text:p>zeppo-norcal</text:p>
          </table:table-cell>
          <table:table-cell office:value-type="float" office:value="1248073650" calcext:value-type="float">
            <text:p>124807365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5712" calcext:value-type="float">
            <text:p>557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.100.23.17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2373" calcext:value-type="float">
            <text:p>92373</text:p>
          </table:table-cell>
          <table:table-cell office:value-type="float" office:value="34.0008" calcext:value-type="float">
            <text:p>34.0008</text:p>
          </table:table-cell>
          <table:table-cell office:value-type="float" office:value="-117.1266" calcext:value-type="float">
            <text:p>-117.1266</text:p>
          </table:table-cell>
        </table:table-row>
        <table:table-row table:style-name="ro1">
          <table:table-cell office:value-type="string" calcext:value-type="string">
            <text:p>3/8/13 10:37</text:p>
          </table:table-cell>
          <table:table-cell office:value-type="string" calcext:value-type="string">
            <text:p>groucho-norcal</text:p>
          </table:table-cell>
          <table:table-cell office:value-type="float" office:value="1248073650" calcext:value-type="float">
            <text:p>124807365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331" calcext:value-type="float">
            <text:p>603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.100.23.17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2373" calcext:value-type="float">
            <text:p>92373</text:p>
          </table:table-cell>
          <table:table-cell office:value-type="float" office:value="34.0008" calcext:value-type="float">
            <text:p>34.0008</text:p>
          </table:table-cell>
          <table:table-cell office:value-type="float" office:value="-117.1266" calcext:value-type="float">
            <text:p>-117.1266</text:p>
          </table:table-cell>
        </table:table-row>
        <table:table-row table:style-name="ro1">
          <table:table-cell office:value-type="string" calcext:value-type="string">
            <text:p>3/8/13 10:39</text:p>
          </table:table-cell>
          <table:table-cell office:value-type="string" calcext:value-type="string">
            <text:p>groucho-tokyo</text:p>
          </table:table-cell>
          <table:table-cell office:value-type="float" office:value="3074275678" calcext:value-type="float">
            <text:p>3074275678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83.61.185.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uangdo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3.1167" calcext:value-type="float">
            <text:p>23.1167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3/8/13 10:40</text:p>
          </table:table-cell>
          <table:table-cell office:value-type="string" calcext:value-type="string">
            <text:p>groucho-oregon</text:p>
          </table:table-cell>
          <table:table-cell office:value-type="float" office:value="1995741820" calcext:value-type="float">
            <text:p>199574182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8.244.154.12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0:43</text:p>
          </table:table-cell>
          <table:table-cell office:value-type="string" calcext:value-type="string">
            <text:p>groucho-tokyo</text:p>
          </table:table-cell>
          <table:table-cell office:value-type="float" office:value="2945288549" calcext:value-type="float">
            <text:p>2945288549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5.141.137.101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3/8/13 10:42</text:p>
          </table:table-cell>
          <table:table-cell office:value-type="string" calcext:value-type="string">
            <text:p>groucho-singapore</text:p>
          </table:table-cell>
          <table:table-cell office:value-type="float" office:value="86176440" calcext:value-type="float">
            <text:p>8617644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574" calcext:value-type="float">
            <text:p>2574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5.34.242.1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/8/13 10:42</text:p>
          </table:table-cell>
          <table:table-cell office:value-type="string" calcext:value-type="string">
            <text:p>groucho-singapore</text:p>
          </table:table-cell>
          <table:table-cell office:value-type="float" office:value="86176440" calcext:value-type="float">
            <text:p>8617644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574" calcext:value-type="float">
            <text:p>2574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5.34.242.1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/8/13 10:43</text:p>
          </table:table-cell>
          <table:table-cell office:value-type="string" calcext:value-type="string">
            <text:p>groucho-singapore</text:p>
          </table:table-cell>
          <table:table-cell office:value-type="float" office:value="86176440" calcext:value-type="float">
            <text:p>8617644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2574" calcext:value-type="float">
            <text:p>2574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5.34.242.1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/8/13 10:43</text:p>
          </table:table-cell>
          <table:table-cell office:value-type="string" calcext:value-type="string">
            <text:p>groucho-tokyo</text:p>
          </table:table-cell>
          <table:table-cell office:value-type="float" office:value="2947906521" calcext:value-type="float">
            <text:p>294790652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5478" calcext:value-type="float">
            <text:p>454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5.181.123.217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table:number-columns-repeated="2"/>
          <table:table-cell office:value-type="float" office:value="25.0392" calcext:value-type="float">
            <text:p>25.0392</text:p>
          </table:table-cell>
          <table:table-cell office:value-type="float" office:value="121.525" calcext:value-type="float">
            <text:p>121.525</text:p>
          </table:table-cell>
        </table:table-row>
        <table:table-row table:style-name="ro1">
          <table:table-cell office:value-type="string" calcext:value-type="string">
            <text:p>3/8/13 10:44</text:p>
          </table:table-cell>
          <table:table-cell office:value-type="string" calcext:value-type="string">
            <text:p>zeppo-norcal</text:p>
          </table:table-cell>
          <table:table-cell office:value-type="float" office:value="1936482363" calcext:value-type="float">
            <text:p>193648236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2534" calcext:value-type="float">
            <text:p>425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5.108.96.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/8/13 10:44</text:p>
          </table:table-cell>
          <table:table-cell office:value-type="string" calcext:value-type="string">
            <text:p>groucho-norcal</text:p>
          </table:table-cell>
          <table:table-cell office:value-type="float" office:value="1936482363" calcext:value-type="float">
            <text:p>1936482363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58718" calcext:value-type="float">
            <text:p>587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5.108.96.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3/8/13 10:45</text:p>
          </table:table-cell>
          <table:table-cell office:value-type="string" calcext:value-type="string">
            <text:p>groucho-tokyo</text:p>
          </table:table-cell>
          <table:table-cell office:value-type="float" office:value="618940092" calcext:value-type="float">
            <text:p>618940092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36.228.70.188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3/8/13 10:45</text:p>
          </table:table-cell>
          <table:table-cell office:value-type="string" calcext:value-type="string">
            <text:p>groucho-tokyo</text:p>
          </table:table-cell>
          <table:table-cell office:value-type="float" office:value="618940092" calcext:value-type="float">
            <text:p>618940092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36.228.70.188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3/8/13 10:46</text:p>
          </table:table-cell>
          <table:table-cell office:value-type="string" calcext:value-type="string">
            <text:p>zeppo-norcal</text:p>
          </table:table-cell>
          <table:table-cell office:value-type="float" office:value="2379512121" calcext:value-type="float">
            <text:p>2379512121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42172" calcext:value-type="float">
            <text:p>4217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41.212.121.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48109" calcext:value-type="float">
            <text:p>48109</text:p>
          </table:table-cell>
          <table:table-cell office:value-type="float" office:value="42.2923" calcext:value-type="float">
            <text:p>42.2923</text:p>
          </table:table-cell>
          <table:table-cell office:value-type="float" office:value="-83.7145" calcext:value-type="float">
            <text:p>-83.7145</text:p>
          </table:table-cell>
        </table:table-row>
        <table:table-row table:style-name="ro1">
          <table:table-cell office:value-type="string" calcext:value-type="string">
            <text:p>3/8/13 10:47</text:p>
          </table:table-cell>
          <table:table-cell office:value-type="string" calcext:value-type="string">
            <text:p>groucho-oregon</text:p>
          </table:table-cell>
          <table:table-cell office:value-type="float" office:value="710969994" calcext:value-type="float">
            <text:p>710969994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42.96.138.13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0:47</text:p>
          </table:table-cell>
          <table:table-cell office:value-type="string" calcext:value-type="string">
            <text:p>groucho-oregon</text:p>
          </table:table-cell>
          <table:table-cell office:value-type="float" office:value="710975150" calcext:value-type="float">
            <text:p>71097515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2.96.158.17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  <table:table-row table:style-name="ro1">
          <table:table-cell office:value-type="string" calcext:value-type="string">
            <text:p>3/8/13 10:47</text:p>
          </table:table-cell>
          <table:table-cell office:value-type="string" calcext:value-type="string">
            <text:p>groucho-singapore</text:p>
          </table:table-cell>
          <table:table-cell office:value-type="float" office:value="1117816460" calcext:value-type="float">
            <text:p>111781646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66.160.134.14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94539" calcext:value-type="float">
            <text:p>94539</text:p>
          </table:table-cell>
          <table:table-cell office:value-type="float" office:value="37.5155" calcext:value-type="float">
            <text:p>37.5155</text:p>
          </table:table-cell>
          <table:table-cell office:value-type="float" office:value="-121.8962" calcext:value-type="float">
            <text:p>-121.8962</text:p>
          </table:table-cell>
        </table:table-row>
        <table:table-row table:style-name="ro1">
          <table:table-cell office:value-type="string" calcext:value-type="string">
            <text:p>3/8/13 10:50</text:p>
          </table:table-cell>
          <table:table-cell office:value-type="string" calcext:value-type="string">
            <text:p>groucho-tokyo</text:p>
          </table:table-cell>
          <table:table-cell office:value-type="float" office:value="2997132576" calcext:value-type="float">
            <text:p>29971325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78.164.157.3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Csongrad megye</text:p>
          </table:table-cell>
          <table:table-cell office:value-type="string" calcext:value-type="string">
            <text:p>CS</text:p>
          </table:table-cell>
          <table:table-cell/>
          <table:table-cell office:value-type="float" office:value="46.25" calcext:value-type="float">
            <text:p>46.25</text:p>
          </table:table-cell>
          <table:table-cell office:value-type="float" office:value="20.1667" calcext:value-type="float">
            <text:p>20.1667</text:p>
          </table:table-cell>
        </table:table-row>
        <table:table-row table:style-name="ro1">
          <table:table-cell office:value-type="string" calcext:value-type="string">
            <text:p>3/8/13 10:50</text:p>
          </table:table-cell>
          <table:table-cell office:value-type="string" calcext:value-type="string">
            <text:p>groucho-tokyo</text:p>
          </table:table-cell>
          <table:table-cell office:value-type="float" office:value="2997132576" calcext:value-type="float">
            <text:p>2997132576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78.164.157.3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Csongrad megye</text:p>
          </table:table-cell>
          <table:table-cell office:value-type="string" calcext:value-type="string">
            <text:p>CS</text:p>
          </table:table-cell>
          <table:table-cell/>
          <table:table-cell office:value-type="float" office:value="46.25" calcext:value-type="float">
            <text:p>46.25</text:p>
          </table:table-cell>
          <table:table-cell office:value-type="float" office:value="20.1667" calcext:value-type="float">
            <text:p>20.1667</text:p>
          </table:table-cell>
        </table:table-row>
        <table:table-row table:style-name="ro1">
          <table:table-cell office:value-type="string" calcext:value-type="string">
            <text:p>3/8/13 10:50</text:p>
          </table:table-cell>
          <table:table-cell office:value-type="string" calcext:value-type="string">
            <text:p>groucho-eu</text:p>
          </table:table-cell>
          <table:table-cell office:value-type="float" office:value="3394983978" calcext:value-type="float">
            <text:p>3394983978</text:p>
          </table:table-cell>
          <table:table-cell office:value-type="string" calcext:value-type="string">
            <text:p>ICM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02.91.88.4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P</text:p>
          </table:table-cell>
          <table:table-cell/>
          <table:table-cell office:value-type="float" office:value="27.1833" calcext:value-type="float">
            <text:p>27.1833</text:p>
          </table:table-cell>
          <table:table-cell office:value-type="float" office:value="78.0167" calcext:value-type="float">
            <text:p>78.0167</text:p>
          </table:table-cell>
        </table:table-row>
        <table:table-row table:style-name="ro1">
          <table:table-cell office:value-type="string" calcext:value-type="string">
            <text:p>3/8/13 10:50</text:p>
          </table:table-cell>
          <table:table-cell office:value-type="string" calcext:value-type="string">
            <text:p>groucho-eu</text:p>
          </table:table-cell>
          <table:table-cell office:value-type="float" office:value="3394983978" calcext:value-type="float">
            <text:p>3394983978</text:p>
          </table:table-cell>
          <table:table-cell office:value-type="string" calcext:value-type="string">
            <text:p>ICM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02.91.88.4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P</text:p>
          </table:table-cell>
          <table:table-cell/>
          <table:table-cell office:value-type="float" office:value="27.1833" calcext:value-type="float">
            <text:p>27.1833</text:p>
          </table:table-cell>
          <table:table-cell office:value-type="float" office:value="78.0167" calcext:value-type="float">
            <text:p>78.0167</text:p>
          </table:table-cell>
        </table:table-row>
        <table:table-row table:style-name="ro1">
          <table:table-cell office:value-type="string" calcext:value-type="string">
            <text:p>3/8/13 10:51</text:p>
          </table:table-cell>
          <table:table-cell office:value-type="string" calcext:value-type="string">
            <text:p>groucho-singapore</text:p>
          </table:table-cell>
          <table:table-cell office:value-type="float" office:value="1961138330" calcext:value-type="float">
            <text:p>196113833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14437" calcext:value-type="float">
            <text:p>14437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116.228.152.15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anghai Shi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.0456" calcext:value-type="float">
            <text:p>31.0456</text:p>
          </table:table-cell>
          <table:table-cell office:value-type="float" office:value="121.3997" calcext:value-type="float">
            <text:p>121.3997</text:p>
          </table:table-cell>
        </table:table-row>
        <table:table-row table:style-name="ro1">
          <table:table-cell office:value-type="string" calcext:value-type="string">
            <text:p>3/8/13 10:55</text:p>
          </table:table-cell>
          <table:table-cell office:value-type="string" calcext:value-type="string">
            <text:p>groucho-tokyo</text:p>
          </table:table-cell>
          <table:table-cell office:value-type="float" office:value="1995739330" calcext:value-type="float">
            <text:p>1995739330</text:p>
          </table:table-cell>
          <table:table-cell office:value-type="string" calcext:value-type="string">
            <text:p>TCP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18.244.144.19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g Sh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.9289" calcext:value-type="float">
            <text:p>39.9289</text:p>
          </table:table-cell>
          <table:table-cell office:value-type="float" office:value="116.3883" calcext:value-type="float">
            <text:p>116.3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07:46:57.127532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07:35:03.992025415</meta:creation-date>
    <dc:date>2021-10-11T07:48:01.247989621</dc:date>
    <meta:editing-duration>PT2M39S</meta:editing-duration>
    <meta:editing-cycles>2</meta:editing-cycles>
    <meta:generator>LibreOffice/6.0.7.3$Linux_X86_64 LibreOffice_project/00m0$Build-3</meta:generator>
    <meta:document-statistic meta:table-count="1" meta:cell-count="3031" meta:object-count="0"/>
  </office:meta>
</office:document-meta>
</file>